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image/png" manifest:full-path="Thumbnails/thumbnail.png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1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5.8854in" fo:margin-left="0.4014in" fo:margin-right="0.4063in" fo:margin-top="0in" fo:margin-bottom="0in" table:align="margins" style:writing-mode="lr-tb"/>
    </style:style>
    <style:style style:name="Таблица3.A" style:family="table-column">
      <style:table-column-properties style:column-width="1.4479in" style:rel-column-width="16122*"/>
    </style:style>
    <style:style style:name="Таблица3.B" style:family="table-column">
      <style:table-column-properties style:column-width="4.4375in" style:rel-column-width="49413*"/>
    </style:style>
    <style:style style:name="Таблица3.A1" style:family="table-cell">
      <style:table-cell-properties fo:padding="0.0201in" fo:border="none"/>
    </style:style>
    <style:style style:name="tml0" style:family="table">
      <style:table-properties style:width="6.3in" fo:margin-top="0in" fo:margin-bottom="0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28" style:family="table">
      <style:table-properties style:width="6.2993in" table:align="left" style:may-break-between-rows="false" style:writing-mode="lr-tb"/>
    </style:style>
    <style:style style:name="tlim28.A" style:family="table-column">
      <style:table-column-properties style:column-width="6.2993in"/>
    </style:style>
    <style:style style:name="tlim28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22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22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22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22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22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29" style:family="table">
      <style:table-properties style:width="6.2993in" table:align="left" style:may-break-between-rows="false" style:writing-mode="lr-tb"/>
    </style:style>
    <style:style style:name="tp29.A" style:family="table-column">
      <style:table-column-properties style:column-width="6.2993in"/>
    </style:style>
    <style:style style:name="tp29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28" style:family="table">
      <style:table-properties style:width="6.2993in" table:align="left" style:may-break-between-rows="false" style:writing-mode="lr-tb"/>
    </style:style>
    <style:style style:name="tp28.A" style:family="table-column">
      <style:table-column-properties style:column-width="6.2993in"/>
    </style:style>
    <style:style style:name="tp28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1.0833in"/>
    </style:style>
    <style:style style:name="tp20.B" style:family="table-column">
      <style:table-column-properties style:column-width="5.216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5.125in" fo:margin-top="0in" fo:margin-bottom="0in" table:align="center" style:may-break-between-rows="false" style:writing-mode="page"/>
    </style:style>
    <style:style style:name="t16.A" style:family="table-column">
      <style:table-column-properties style:column-width="2.6132in"/>
    </style:style>
    <style:style style:name="t16.B" style:family="table-column">
      <style:table-column-properties style:column-width="2.5118in"/>
    </style:style>
    <style:style style:name="t16.1" style:family="table-row">
      <style:table-row-properties style:keep-together="true" fo:keep-together="auto"/>
    </style:style>
    <style:style style:name="t16.A1" style:family="table-cell">
      <style:table-cell-properties style:vertical-align="middle" fo:padding="0.0201in" fo:border-left="none" fo:border-right="none" fo:border-top="none" fo:border-bottom="0.0069in solid #000000"/>
    </style:style>
    <style:style style:name="t1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6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6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6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6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6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7" style:family="table">
      <style:table-properties style:width="5.125in" fo:margin-top="0in" fo:margin-bottom="0in" table:align="center" style:may-break-between-rows="false" style:writing-mode="page"/>
    </style:style>
    <style:style style:name="t17.A" style:family="table-column">
      <style:table-column-properties style:column-width="2.6132in"/>
    </style:style>
    <style:style style:name="t17.B" style:family="table-column">
      <style:table-column-properties style:column-width="2.5118in"/>
    </style:style>
    <style:style style:name="t17.1" style:family="table-row">
      <style:table-row-properties style:keep-together="true" fo:keep-together="auto"/>
    </style:style>
    <style:style style:name="t17.A1" style:family="table-cell">
      <style:table-cell-properties style:vertical-align="middle" fo:padding="0.0201in" fo:border-left="none" fo:border-right="none" fo:border-top="none" fo:border-bottom="0.0069in solid #000000"/>
    </style:style>
    <style:style style:name="t17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7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7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7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7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7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3" style:family="table">
      <style:table-properties style:width="5.125in" fo:margin-top="0in" fo:margin-bottom="0in" table:align="center" style:may-break-between-rows="false" style:writing-mode="page"/>
    </style:style>
    <style:style style:name="t23.A" style:family="table-column">
      <style:table-column-properties style:column-width="2.6132in"/>
    </style:style>
    <style:style style:name="t23.B" style:family="table-column">
      <style:table-column-properties style:column-width="2.5118in"/>
    </style:style>
    <style:style style:name="t23.1" style:family="table-row">
      <style:table-row-properties style:keep-together="true" fo:keep-together="auto"/>
    </style:style>
    <style:style style:name="t23.A1" style:family="table-cell">
      <style:table-cell-properties style:vertical-align="middle" fo:padding="0.0201in" fo:border-left="none" fo:border-right="none" fo:border-top="none" fo:border-bottom="0.0069in solid #000000"/>
    </style:style>
    <style:style style:name="t2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3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3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3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3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3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4" style:family="table">
      <style:table-properties style:width="5.125in" fo:margin-top="0in" fo:margin-bottom="0in" table:align="center" style:may-break-between-rows="false" style:writing-mode="page"/>
    </style:style>
    <style:style style:name="t24.A" style:family="table-column">
      <style:table-column-properties style:column-width="2.6132in"/>
    </style:style>
    <style:style style:name="t24.B" style:family="table-column">
      <style:table-column-properties style:column-width="2.5118in"/>
    </style:style>
    <style:style style:name="t24.1" style:family="table-row">
      <style:table-row-properties style:keep-together="true" fo:keep-together="auto"/>
    </style:style>
    <style:style style:name="t24.A1" style:family="table-cell">
      <style:table-cell-properties style:vertical-align="middle" fo:padding="0.0201in" fo:border-left="none" fo:border-right="none" fo:border-top="none" fo:border-bottom="0.0069in solid #000000"/>
    </style:style>
    <style:style style:name="t2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4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4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4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4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8" style:family="table">
      <style:table-properties style:width="5.125in" fo:margin-top="0in" fo:margin-bottom="0in" table:align="center" style:may-break-between-rows="false" style:writing-mode="page"/>
    </style:style>
    <style:style style:name="t18.A" style:family="table-column">
      <style:table-column-properties style:column-width="2.6132in"/>
    </style:style>
    <style:style style:name="t18.B" style:family="table-column">
      <style:table-column-properties style:column-width="2.5118in"/>
    </style:style>
    <style:style style:name="t18.1" style:family="table-row">
      <style:table-row-properties style:keep-together="true" fo:keep-together="auto"/>
    </style:style>
    <style:style style:name="t18.A1" style:family="table-cell">
      <style:table-cell-properties style:vertical-align="middle" fo:padding="0.0201in" fo:border-left="none" fo:border-right="none" fo:border-top="none" fo:border-bottom="0.0069in solid #000000"/>
    </style:style>
    <style:style style:name="t18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8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8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8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8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8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9" style:family="table">
      <style:table-properties style:width="5.125in" fo:margin-top="0in" fo:margin-bottom="0in" table:align="center" style:may-break-between-rows="false" style:writing-mode="page"/>
    </style:style>
    <style:style style:name="t29.A" style:family="table-column">
      <style:table-column-properties style:column-width="2.6132in"/>
    </style:style>
    <style:style style:name="t29.B" style:family="table-column">
      <style:table-column-properties style:column-width="2.5118in"/>
    </style:style>
    <style:style style:name="t29.1" style:family="table-row">
      <style:table-row-properties style:keep-together="true" fo:keep-together="auto"/>
    </style:style>
    <style:style style:name="t29.A1" style:family="table-cell">
      <style:table-cell-properties style:vertical-align="middle" fo:padding="0.0201in" fo:border-left="none" fo:border-right="none" fo:border-top="none" fo:border-bottom="0.0069in solid #000000"/>
    </style:style>
    <style:style style:name="t29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9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9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9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9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9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" style:family="table">
      <style:table-properties style:width="5.125in" fo:margin-top="0in" fo:margin-bottom="0in" table:align="center" style:may-break-between-rows="false" style:writing-mode="page"/>
    </style:style>
    <style:style style:name="t1.A" style:family="table-column">
      <style:table-column-properties style:column-width="2.6132in"/>
    </style:style>
    <style:style style:name="t1.B" style:family="table-column">
      <style:table-column-properties style:column-width="2.5118in"/>
    </style:style>
    <style:style style:name="t1.1" style:family="table-row">
      <style:table-row-properties style:keep-together="true" fo:keep-together="auto"/>
    </style:style>
    <style:style style:name="t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" style:family="table">
      <style:table-properties style:width="5.125in" fo:margin-top="0in" fo:margin-bottom="0in" table:align="center" style:may-break-between-rows="false" style:writing-mode="page"/>
    </style:style>
    <style:style style:name="t2.A" style:family="table-column">
      <style:table-column-properties style:column-width="2.6132in"/>
    </style:style>
    <style:style style:name="t2.B" style:family="table-column">
      <style:table-column-properties style:column-width="2.5118in"/>
    </style:style>
    <style:style style:name="t2.1" style:family="table-row">
      <style:table-row-properties style:keep-together="true" fo:keep-together="auto"/>
    </style:style>
    <style:style style:name="t2.A1" style:family="table-cell">
      <style:table-cell-properties style:vertical-align="middle" fo:padding="0.0201in" fo:border-left="none" fo:border-right="none" fo:border-top="none" fo:border-bottom="0.0069in solid #000000"/>
    </style:style>
    <style:style style:name="t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3" style:family="table">
      <style:table-properties style:width="5.125in" fo:margin-top="0in" fo:margin-bottom="0in" table:align="center" style:may-break-between-rows="false" style:writing-mode="page"/>
    </style:style>
    <style:style style:name="t3.A" style:family="table-column">
      <style:table-column-properties style:column-width="2.6132in"/>
    </style:style>
    <style:style style:name="t3.B" style:family="table-column">
      <style:table-column-properties style:column-width="2.5118in"/>
    </style:style>
    <style:style style:name="t3.1" style:family="table-row">
      <style:table-row-properties style:keep-together="true" fo:keep-together="auto"/>
    </style:style>
    <style:style style:name="t3.A1" style:family="table-cell">
      <style:table-cell-properties style:vertical-align="middle" fo:padding="0.0201in" fo:border-left="none" fo:border-right="none" fo:border-top="none" fo:border-bottom="0.0069in solid #000000"/>
    </style:style>
    <style:style style:name="t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3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3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3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3.A11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3.B11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4" style:family="table">
      <style:table-properties style:width="5.125in" fo:margin-top="0in" fo:margin-bottom="0in" table:align="center" style:may-break-between-rows="false" style:writing-mode="page"/>
    </style:style>
    <style:style style:name="t4.A" style:family="table-column">
      <style:table-column-properties style:column-width="2.6132in"/>
    </style:style>
    <style:style style:name="t4.B" style:family="table-column">
      <style:table-column-properties style:column-width="2.5118in"/>
    </style:style>
    <style:style style:name="t4.1" style:family="table-row">
      <style:table-row-properties style:keep-together="true" fo:keep-together="auto"/>
    </style:style>
    <style:style style:name="t4.A1" style:family="table-cell">
      <style:table-cell-properties style:vertical-align="middle" fo:padding="0.0201in" fo:border-left="none" fo:border-right="none" fo:border-top="none" fo:border-bottom="0.0069in solid #000000"/>
    </style:style>
    <style:style style:name="t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4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4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4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4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5" style:family="table">
      <style:table-properties style:width="5.125in" fo:margin-top="0in" fo:margin-bottom="0in" table:align="center" style:may-break-between-rows="false" style:writing-mode="page"/>
    </style:style>
    <style:style style:name="t5.A" style:family="table-column">
      <style:table-column-properties style:column-width="2.6132in"/>
    </style:style>
    <style:style style:name="t5.B" style:family="table-column">
      <style:table-column-properties style:column-width="2.5118in"/>
    </style:style>
    <style:style style:name="t5.1" style:family="table-row">
      <style:table-row-properties style:keep-together="true" fo:keep-together="auto"/>
    </style:style>
    <style:style style:name="t5.A1" style:family="table-cell">
      <style:table-cell-properties style:vertical-align="middle" fo:padding="0.0201in" fo:border-left="none" fo:border-right="none" fo:border-top="none" fo:border-bottom="0.0069in solid #000000"/>
    </style:style>
    <style:style style:name="t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5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5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5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5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5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6" style:family="table">
      <style:table-properties style:width="5.125in" fo:margin-top="0in" fo:margin-bottom="0in" table:align="center" style:may-break-between-rows="false" style:writing-mode="page"/>
    </style:style>
    <style:style style:name="t6.A" style:family="table-column">
      <style:table-column-properties style:column-width="2.6132in"/>
    </style:style>
    <style:style style:name="t6.B" style:family="table-column">
      <style:table-column-properties style:column-width="2.5118in"/>
    </style:style>
    <style:style style:name="t6.1" style:family="table-row">
      <style:table-row-properties style:keep-together="true" fo:keep-together="auto"/>
    </style:style>
    <style:style style:name="t6.A1" style:family="table-cell">
      <style:table-cell-properties style:vertical-align="middle" fo:padding="0.0201in" fo:border-left="none" fo:border-right="none" fo:border-top="none" fo:border-bottom="0.0069in solid #000000"/>
    </style:style>
    <style:style style:name="t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6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6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6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6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6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7" style:family="table">
      <style:table-properties style:width="5.125in" fo:margin-top="0in" fo:margin-bottom="0in" table:align="center" style:may-break-between-rows="false" style:writing-mode="page"/>
    </style:style>
    <style:style style:name="t7.A" style:family="table-column">
      <style:table-column-properties style:column-width="2.6132in"/>
    </style:style>
    <style:style style:name="t7.B" style:family="table-column">
      <style:table-column-properties style:column-width="2.5118in"/>
    </style:style>
    <style:style style:name="t7.1" style:family="table-row">
      <style:table-row-properties style:keep-together="true" fo:keep-together="auto"/>
    </style:style>
    <style:style style:name="t7.A1" style:family="table-cell">
      <style:table-cell-properties style:vertical-align="middle" fo:padding="0.0201in" fo:border-left="none" fo:border-right="none" fo:border-top="none" fo:border-bottom="0.0069in solid #000000"/>
    </style:style>
    <style:style style:name="t7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7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7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7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7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7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8" style:family="table">
      <style:table-properties style:width="5.125in" fo:margin-top="0in" fo:margin-bottom="0in" table:align="center" style:may-break-between-rows="false" style:writing-mode="page"/>
    </style:style>
    <style:style style:name="t8.A" style:family="table-column">
      <style:table-column-properties style:column-width="2.6132in"/>
    </style:style>
    <style:style style:name="t8.B" style:family="table-column">
      <style:table-column-properties style:column-width="2.5118in"/>
    </style:style>
    <style:style style:name="t8.1" style:family="table-row">
      <style:table-row-properties style:keep-together="true" fo:keep-together="auto"/>
    </style:style>
    <style:style style:name="t8.A1" style:family="table-cell">
      <style:table-cell-properties style:vertical-align="middle" fo:padding="0.0201in" fo:border-left="none" fo:border-right="none" fo:border-top="none" fo:border-bottom="0.0069in solid #000000"/>
    </style:style>
    <style:style style:name="t8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8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8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8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8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8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9" style:family="table">
      <style:table-properties style:width="5.125in" fo:margin-top="0in" fo:margin-bottom="0in" table:align="center" style:may-break-between-rows="false" style:writing-mode="page"/>
    </style:style>
    <style:style style:name="t9.A" style:family="table-column">
      <style:table-column-properties style:column-width="2.6132in"/>
    </style:style>
    <style:style style:name="t9.B" style:family="table-column">
      <style:table-column-properties style:column-width="2.5118in"/>
    </style:style>
    <style:style style:name="t9.1" style:family="table-row">
      <style:table-row-properties style:keep-together="true" fo:keep-together="auto"/>
    </style:style>
    <style:style style:name="t9.A1" style:family="table-cell">
      <style:table-cell-properties style:vertical-align="middle" fo:padding="0.0201in" fo:border-left="none" fo:border-right="none" fo:border-top="none" fo:border-bottom="0.0069in solid #000000"/>
    </style:style>
    <style:style style:name="t9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9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9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9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9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9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0" style:family="table">
      <style:table-properties style:width="5.125in" fo:margin-top="0in" fo:margin-bottom="0in" table:align="center" style:may-break-between-rows="false" style:writing-mode="page"/>
    </style:style>
    <style:style style:name="t10.A" style:family="table-column">
      <style:table-column-properties style:column-width="2.6132in"/>
    </style:style>
    <style:style style:name="t10.B" style:family="table-column">
      <style:table-column-properties style:column-width="2.5118in"/>
    </style:style>
    <style:style style:name="t10.1" style:family="table-row">
      <style:table-row-properties style:keep-together="true" fo:keep-together="auto"/>
    </style:style>
    <style:style style:name="t10.A1" style:family="table-cell">
      <style:table-cell-properties style:vertical-align="middle" fo:padding="0.0201in" fo:border-left="none" fo:border-right="none" fo:border-top="none" fo:border-bottom="0.0069in solid #000000"/>
    </style:style>
    <style:style style:name="t10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0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0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0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0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0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1" style:family="table">
      <style:table-properties style:width="5.125in" fo:margin-top="0in" fo:margin-bottom="0in" table:align="center" style:may-break-between-rows="false" style:writing-mode="page"/>
    </style:style>
    <style:style style:name="t11.A" style:family="table-column">
      <style:table-column-properties style:column-width="2.6132in"/>
    </style:style>
    <style:style style:name="t11.B" style:family="table-column">
      <style:table-column-properties style:column-width="2.5118in"/>
    </style:style>
    <style:style style:name="t11.1" style:family="table-row">
      <style:table-row-properties style:keep-together="true" fo:keep-together="auto"/>
    </style:style>
    <style:style style:name="t1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1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8" style:family="table">
      <style:table-properties style:width="5.125in" fo:margin-top="0in" fo:margin-bottom="0in" table:align="center" style:may-break-between-rows="false" style:writing-mode="page"/>
    </style:style>
    <style:style style:name="t28.A" style:family="table-column">
      <style:table-column-properties style:column-width="2.6132in"/>
    </style:style>
    <style:style style:name="t28.B" style:family="table-column">
      <style:table-column-properties style:column-width="2.5118in"/>
    </style:style>
    <style:style style:name="t28.1" style:family="table-row">
      <style:table-row-properties style:keep-together="true" fo:keep-together="auto"/>
    </style:style>
    <style:style style:name="t28.A1" style:family="table-cell">
      <style:table-cell-properties style:vertical-align="middle" fo:padding="0.0201in" fo:border-left="none" fo:border-right="none" fo:border-top="none" fo:border-bottom="0.0069in solid #000000"/>
    </style:style>
    <style:style style:name="t28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8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8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8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8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8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7" style:family="table">
      <style:table-properties style:width="5.125in" fo:margin-top="0in" fo:margin-bottom="0in" table:align="center" style:may-break-between-rows="false" style:writing-mode="page"/>
    </style:style>
    <style:style style:name="t27.A" style:family="table-column">
      <style:table-column-properties style:column-width="2.6132in"/>
    </style:style>
    <style:style style:name="t27.B" style:family="table-column">
      <style:table-column-properties style:column-width="2.5118in"/>
    </style:style>
    <style:style style:name="t27.1" style:family="table-row">
      <style:table-row-properties style:keep-together="true" fo:keep-together="auto"/>
    </style:style>
    <style:style style:name="t27.A1" style:family="table-cell">
      <style:table-cell-properties style:vertical-align="middle" fo:padding="0.0201in" fo:border-left="none" fo:border-right="none" fo:border-top="none" fo:border-bottom="0.0069in solid #000000"/>
    </style:style>
    <style:style style:name="t27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7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7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7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7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7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2" style:family="table">
      <style:table-properties style:width="5.125in" fo:margin-top="0in" fo:margin-bottom="0in" table:align="center" style:may-break-between-rows="false" style:writing-mode="page"/>
    </style:style>
    <style:style style:name="t12.A" style:family="table-column">
      <style:table-column-properties style:column-width="2.6132in"/>
    </style:style>
    <style:style style:name="t12.B" style:family="table-column">
      <style:table-column-properties style:column-width="2.5118in"/>
    </style:style>
    <style:style style:name="t12.1" style:family="table-row">
      <style:table-row-properties style:keep-together="true" fo:keep-together="auto"/>
    </style:style>
    <style:style style:name="t12.A1" style:family="table-cell">
      <style:table-cell-properties style:vertical-align="middle" fo:padding="0.0201in" fo:border-left="none" fo:border-right="none" fo:border-top="none" fo:border-bottom="0.0069in solid #000000"/>
    </style:style>
    <style:style style:name="t1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2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2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2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2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2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3" style:family="table">
      <style:table-properties style:width="5.125in" fo:margin-top="0in" fo:margin-bottom="0in" table:align="center" style:may-break-between-rows="false" style:writing-mode="page"/>
    </style:style>
    <style:style style:name="t13.A" style:family="table-column">
      <style:table-column-properties style:column-width="2.6132in"/>
    </style:style>
    <style:style style:name="t13.B" style:family="table-column">
      <style:table-column-properties style:column-width="2.5118in"/>
    </style:style>
    <style:style style:name="t13.1" style:family="table-row">
      <style:table-row-properties style:keep-together="true" fo:keep-together="auto"/>
    </style:style>
    <style:style style:name="t13.A1" style:family="table-cell">
      <style:table-cell-properties style:vertical-align="middle" fo:padding="0.0201in" fo:border-left="none" fo:border-right="none" fo:border-top="none" fo:border-bottom="0.0069in solid #000000"/>
    </style:style>
    <style:style style:name="t1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3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3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3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3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3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5" style:family="table">
      <style:table-properties style:width="5.125in" fo:margin-top="0in" fo:margin-bottom="0in" table:align="center" style:may-break-between-rows="false" style:writing-mode="page"/>
    </style:style>
    <style:style style:name="t25.A" style:family="table-column">
      <style:table-column-properties style:column-width="2.6132in"/>
    </style:style>
    <style:style style:name="t25.B" style:family="table-column">
      <style:table-column-properties style:column-width="2.5118in"/>
    </style:style>
    <style:style style:name="t25.1" style:family="table-row">
      <style:table-row-properties style:keep-together="true" fo:keep-together="auto"/>
    </style:style>
    <style:style style:name="t25.A1" style:family="table-cell">
      <style:table-cell-properties style:vertical-align="middle" fo:padding="0.0201in" fo:border-left="none" fo:border-right="none" fo:border-top="none" fo:border-bottom="0.0069in solid #000000"/>
    </style:style>
    <style:style style:name="t2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5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5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5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5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5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4" style:family="table">
      <style:table-properties style:width="5.125in" fo:margin-top="0in" fo:margin-bottom="0in" table:align="center" style:may-break-between-rows="false" style:writing-mode="page"/>
    </style:style>
    <style:style style:name="t14.A" style:family="table-column">
      <style:table-column-properties style:column-width="2.6132in"/>
    </style:style>
    <style:style style:name="t14.B" style:family="table-column">
      <style:table-column-properties style:column-width="2.5118in"/>
    </style:style>
    <style:style style:name="t14.1" style:family="table-row">
      <style:table-row-properties style:keep-together="true" fo:keep-together="auto"/>
    </style:style>
    <style:style style:name="t14.A1" style:family="table-cell">
      <style:table-cell-properties style:vertical-align="middle" fo:padding="0.0201in" fo:border-left="none" fo:border-right="none" fo:border-top="none" fo:border-bottom="0.0069in solid #000000"/>
    </style:style>
    <style:style style:name="t1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4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4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4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4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5" style:family="table">
      <style:table-properties style:width="5.125in" fo:margin-top="0in" fo:margin-bottom="0in" table:align="center" style:may-break-between-rows="false" style:writing-mode="page"/>
    </style:style>
    <style:style style:name="t15.A" style:family="table-column">
      <style:table-column-properties style:column-width="2.6132in"/>
    </style:style>
    <style:style style:name="t15.B" style:family="table-column">
      <style:table-column-properties style:column-width="2.5118in"/>
    </style:style>
    <style:style style:name="t15.1" style:family="table-row">
      <style:table-row-properties style:keep-together="true" fo:keep-together="auto"/>
    </style:style>
    <style:style style:name="t15.A1" style:family="table-cell">
      <style:table-cell-properties style:vertical-align="middle" fo:padding="0.0201in" fo:border-left="none" fo:border-right="none" fo:border-top="none" fo:border-bottom="0.0069in solid #000000"/>
    </style:style>
    <style:style style:name="t1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5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5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5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5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5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6" style:family="table">
      <style:table-properties style:width="5.125in" fo:margin-top="0in" fo:margin-bottom="0in" table:align="center" style:may-break-between-rows="false" style:writing-mode="page"/>
    </style:style>
    <style:style style:name="t26.A" style:family="table-column">
      <style:table-column-properties style:column-width="2.6132in"/>
    </style:style>
    <style:style style:name="t26.B" style:family="table-column">
      <style:table-column-properties style:column-width="2.5118in"/>
    </style:style>
    <style:style style:name="t26.1" style:family="table-row">
      <style:table-row-properties style:keep-together="true" fo:keep-together="auto"/>
    </style:style>
    <style:style style:name="t26.A1" style:family="table-cell">
      <style:table-cell-properties style:vertical-align="middle" fo:padding="0.0201in" fo:border-left="none" fo:border-right="none" fo:border-top="none" fo:border-bottom="0.0069in solid #000000"/>
    </style:style>
    <style:style style:name="t2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6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6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6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6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6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9" style:family="table">
      <style:table-properties style:width="5.125in" fo:margin-top="0in" fo:margin-bottom="0in" table:align="center" style:may-break-between-rows="false" style:writing-mode="page"/>
    </style:style>
    <style:style style:name="t19.A" style:family="table-column">
      <style:table-column-properties style:column-width="2.6132in"/>
    </style:style>
    <style:style style:name="t19.B" style:family="table-column">
      <style:table-column-properties style:column-width="2.5118in"/>
    </style:style>
    <style:style style:name="t19.1" style:family="table-row">
      <style:table-row-properties style:keep-together="true" fo:keep-together="auto"/>
    </style:style>
    <style:style style:name="t19.A1" style:family="table-cell">
      <style:table-cell-properties style:vertical-align="middle" fo:padding="0.0201in" fo:border-left="none" fo:border-right="none" fo:border-top="none" fo:border-bottom="0.0069in solid #000000"/>
    </style:style>
    <style:style style:name="t19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9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9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9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9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9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0" style:family="table">
      <style:table-properties style:width="5.125in" fo:margin-top="0in" fo:margin-bottom="0in" table:align="center" style:may-break-between-rows="false" style:writing-mode="page"/>
    </style:style>
    <style:style style:name="t20.A" style:family="table-column">
      <style:table-column-properties style:column-width="2.6132in"/>
    </style:style>
    <style:style style:name="t20.B" style:family="table-column">
      <style:table-column-properties style:column-width="2.5118in"/>
    </style:style>
    <style:style style:name="t20.1" style:family="table-row">
      <style:table-row-properties style:keep-together="true" fo:keep-together="auto"/>
    </style:style>
    <style:style style:name="t20.A1" style:family="table-cell">
      <style:table-cell-properties style:vertical-align="middle" fo:padding="0.0201in" fo:border-left="none" fo:border-right="none" fo:border-top="none" fo:border-bottom="0.0069in solid #000000"/>
    </style:style>
    <style:style style:name="t20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0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0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0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0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0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1" style:family="table">
      <style:table-properties style:width="5.125in" fo:margin-top="0in" fo:margin-bottom="0in" table:align="center" style:may-break-between-rows="false" style:writing-mode="page"/>
    </style:style>
    <style:style style:name="t21.A" style:family="table-column">
      <style:table-column-properties style:column-width="2.6132in"/>
    </style:style>
    <style:style style:name="t21.B" style:family="table-column">
      <style:table-column-properties style:column-width="2.5118in"/>
    </style:style>
    <style:style style:name="t21.1" style:family="table-row">
      <style:table-row-properties style:keep-together="true" fo:keep-together="auto"/>
    </style:style>
    <style:style style:name="t21.A1" style:family="table-cell">
      <style:table-cell-properties style:vertical-align="middle" fo:padding="0.0201in" fo:border-left="none" fo:border-right="none" fo:border-top="none" fo:border-bottom="0.0069in solid #000000"/>
    </style:style>
    <style:style style:name="t2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1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1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2" style:family="table">
      <style:table-properties style:width="5.125in" fo:margin-top="0in" fo:margin-bottom="0in" table:align="center" style:may-break-between-rows="false" style:writing-mode="page"/>
    </style:style>
    <style:style style:name="t22.A" style:family="table-column">
      <style:table-column-properties style:column-width="2.6132in"/>
    </style:style>
    <style:style style:name="t22.B" style:family="table-column">
      <style:table-column-properties style:column-width="2.5118in"/>
    </style:style>
    <style:style style:name="t22.1" style:family="table-row">
      <style:table-row-properties style:keep-together="true" fo:keep-together="auto"/>
    </style:style>
    <style:style style:name="t22.A1" style:family="table-cell">
      <style:table-cell-properties style:vertical-align="middle" fo:padding="0.0201in" fo:border-left="none" fo:border-right="none" fo:border-top="none" fo:border-bottom="0.0069in solid #000000"/>
    </style:style>
    <style:style style:name="t2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2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2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2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2.A8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2.B8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" style:family="paragraph" style:parent-style-name="Table_20_Contents">
      <style:paragraph-properties fo:text-align="center" style:justify-single-word="false" style:snap-to-layout-grid="false"/>
      <style:text-properties style:font-name="Arial" fo:font-size="10pt" fo:language="ru" fo:country="RU" fo:background-color="transparen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fo:language="ru" fo:country="RU" fo:background-color="transparent" style:font-size-asian="12pt" style:font-size-complex="12pt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fo:background-color="transparen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9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10" style:family="paragraph" style:parent-style-name="Standard"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text-properties style:font-name="Arial" fo:font-size="10pt" fo:language="en" fo:country="US" fo:font-weight="bold" fo:background-color="transparent" style:font-size-asian="10pt" style:font-weight-asian="bold" style:font-name-complex="Arial"/>
    </style:style>
    <style:style style:name="P12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6pt" style:font-size-asian="6pt" style:font-size-complex="6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9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 style:snap-to-layout-grid="false"/>
      <style:text-properties style:font-name="Arial" fo:font-size="9pt" fo:language="en" fo:country="US" style:font-size-asian="9pt" style:font-size-complex="9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fo:background-color="transparent" style:font-size-asian="9pt" style:font-size-complex="9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none" fo:font-weight="bold" style:font-size-asian="11pt" style:font-weight-asian="bold" style:font-name-complex="Arial" style:font-size-complex="11pt"/>
    </style:style>
    <style:style style:name="P2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25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0" style:family="paragraph" style:parent-style-name="Standard">
      <style:paragraph-properties fo:margin-left="0in" fo:margin-right="0in" fo:margin-top="0in" fo:margin-bottom="0.0402in" fo:text-indent="0in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style:text-underline-style="none" fo:font-weight="bold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fo:background-color="transparent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text-position="0% 100%" style:font-name="Arial" fo:font-size="10pt" fo:language="en" fo:country="US" fo:font-style="normal" style:text-underline-style="none" fo:font-weight="bold" fo:background-color="transparent" style:font-size-asian="10pt" style:font-style-asian="normal" style:font-weight-asian="bold" style:font-name-complex="Arial" style:font-size-complex="10pt" style:font-style-complex="normal" style:font-weight-complex="bold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fo:background-color="transparent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use-window-font-color="true" style:font-name="Arial" fo:font-size="10pt" fo:language="ru" fo:country="RU" style:text-underline-style="none" fo:font-weight="bold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7" style:family="paragraph" style:parent-style-name="Standard_20__28_WW_29_">
      <style:paragraph-properties fo:margin-left="0in" fo:margin-right="0in" fo:margin-top="0.1in" fo:margin-bottom="0in" fo:text-align="justify" style:justify-single-word="false" fo:text-indent="0.4925in" style:auto-text-indent="false"/>
      <style:text-properties fo:color="#000000" style:font-name="Arial1" fo:font-size="10pt" fo:language="en" fo:country="US" fo:font-weight="bold" fo:background-color="#ffffff" style:font-size-asian="10pt" style:font-weight-asian="bold" style:font-name-complex="Arial2" style:font-size-complex="10pt" style:font-weight-complex="bold"/>
    </style:style>
    <style:style style:name="P3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41" style:family="paragraph" style:parent-style-name="Text_20_body">
      <style:paragraph-properties fo:margin-left="0.4in" fo:margin-right="0in" fo:text-indent="0in" style:auto-text-indent="false"/>
      <style:text-properties style:font-name="Arial" fo:font-size="9pt" style:text-underline-style="none" style:font-size-asian="9pt" style:font-name-complex="Arial" style:font-size-complex="9pt"/>
    </style:style>
    <style:style style:name="P42" style:family="paragraph" style:parent-style-name="Standard">
      <style:paragraph-properties fo:margin-left="0.4in" fo:margin-right="0in" fo:orphans="2" fo:widows="2" fo:hyphenation-ladder-count="no-limit" fo:text-indent="0in" style:auto-text-indent="false" style:writing-mode="lr-tb"/>
      <style:text-properties style:font-name="Arial" fo:font-size="9pt" fo:language="en" fo:country="US" style:text-underline-style="none" style:font-size-asian="9pt" style:font-name-complex="Arial" style:font-size-complex="9pt" fo:hyphenate="false" fo:hyphenation-remain-char-count="2" fo:hyphenation-push-char-count="2"/>
    </style:style>
    <style:style style:name="P43" style:family="paragraph" style:parent-style-name="Standard">
      <style:paragraph-properties fo:margin-left="0.4in" fo:margin-right="0in" fo:orphans="2" fo:widows="2" fo:hyphenation-ladder-count="no-limit" fo:text-indent="0in" style:auto-text-indent="false" style:writing-mode="lr-tb"/>
      <style:text-properties style:font-name="Arial" fo:font-size="9pt" style:text-underline-style="none" style:font-size-asian="9pt" style:font-name-complex="Arial" style:font-size-complex="9pt" fo:hyphenate="false" fo:hyphenation-remain-char-count="2" fo:hyphenation-push-char-count="2"/>
    </style:style>
    <style:style style:name="P44" style:family="paragraph" style:parent-style-name="Standard">
      <style:paragraph-properties fo:margin-left="0.4in" fo:margin-right="0in" fo:orphans="2" fo:widows="2" fo:hyphenation-ladder-count="no-limit" fo:text-indent="0in" style:auto-text-indent="false" style:writing-mode="lr-tb"/>
      <style:text-properties style:font-name="Arial" fo:font-size="9pt" style:text-underline-style="none" style:font-size-asian="9pt" style:font-size-complex="9pt" fo:hyphenate="false" fo:hyphenation-remain-char-count="2" fo:hyphenation-push-char-count="2"/>
    </style:style>
    <style:style style:name="P45" style:family="paragraph" style:parent-style-name="Standard">
      <style:paragraph-properties fo:margin-left="0.4in" fo:margin-right="0in" fo:text-indent="0in" style:auto-text-indent="false"/>
      <style:text-properties style:font-name="Arial" fo:font-size="9pt" style:text-underline-style="none" fo:font-weight="bold" style:font-size-asian="9pt" style:font-weight-asian="bold" style:font-name-complex="Arial" style:font-size-complex="9pt"/>
    </style:style>
    <style:style style:name="P46" style:family="paragraph" style:parent-style-name="Standard">
      <style:paragraph-properties fo:margin-left="0.4in" fo:margin-right="0in" fo:text-indent="0in" style:auto-text-indent="false"/>
      <style:text-properties style:font-name="Arial" fo:font-size="9pt" style:text-underline-style="none" style:font-size-asian="9pt" style:font-size-complex="9pt"/>
    </style:style>
    <style:style style:name="P47" style:family="paragraph" style:parent-style-name="Standard">
      <style:paragraph-properties fo:margin-left="0.4in" fo:margin-right="0in" fo:text-indent="0in" style:auto-text-indent="false"/>
      <style:text-properties style:font-name="Arial" fo:font-size="9pt" fo:language="en" fo:country="US" style:text-underline-style="none" fo:font-weight="bold" style:font-size-asian="9pt" style:font-weight-asian="bold" style:font-name-complex="Arial" style:font-size-complex="9pt"/>
    </style:style>
    <style:style style:name="P48" style:family="paragraph" style:parent-style-name="Standard">
      <style:paragraph-properties fo:margin-left="0.4in" fo:margin-right="0in" fo:text-indent="0in" style:auto-text-indent="false"/>
      <style:text-properties style:use-window-font-color="true" style:font-name="Arial" fo:font-size="9pt" style:text-underline-style="none" fo:font-weight="bold" style:font-size-asian="9pt" style:font-weight-asian="bold" style:font-name-complex="Arial" style:font-size-complex="9pt"/>
    </style:style>
    <style:style style:name="P49" style:family="paragraph" style:parent-style-name="Standard">
      <style:paragraph-properties fo:margin-left="0.4in" fo:margin-right="0in" fo:text-indent="0in" style:auto-text-indent="false"/>
      <style:text-properties style:use-window-font-color="true" style:text-position="0% 100%" style:font-name="Arial" fo:font-size="9pt" style:text-underline-style="none" fo:font-weight="bold" style:font-size-asian="9pt" style:font-weight-asian="bold" style:font-name-complex="Arial" style:font-size-complex="9pt"/>
    </style:style>
    <style:style style:name="P50" style:family="paragraph" style:parent-style-name="Standard">
      <style:paragraph-properties fo:margin-left="0.4in" fo:margin-right="0in" fo:text-indent="0in" style:auto-text-indent="false"/>
      <style:text-properties style:use-window-font-color="true" style:text-position="0% 100%" style:font-name="Arial" fo:font-size="9pt" style:text-underline-style="none" fo:font-weight="bold" fo:background-color="transparent" style:font-size-asian="9pt" style:font-weight-asian="bold" style:font-name-complex="Arial" style:font-size-complex="9pt"/>
    </style:style>
    <style:style style:name="P51" style:family="paragraph" style:parent-style-name="Standard">
      <style:paragraph-properties fo:margin-left="0.4in" fo:margin-right="0in" fo:text-indent="0in" style:auto-text-indent="false"/>
      <style:text-properties fo:color="#ff420e" style:text-position="0% 100%" style:font-name="Arial" fo:font-size="9pt" style:text-underline-style="none" fo:font-weight="bold" style:font-size-asian="9pt" style:font-weight-asian="bold" style:font-name-complex="Arial" style:font-size-complex="9pt"/>
    </style:style>
    <style:style style:name="P52" style:family="paragraph" style:parent-style-name="Standard">
      <style:paragraph-properties fo:margin-left="0.4in" fo:margin-right="0in" fo:text-indent="0in" style:auto-text-indent="false"/>
      <style:text-properties fo:color="#ff420e" style:font-name="Arial" fo:font-size="9pt" style:text-underline-style="none" fo:font-weight="bold" style:font-size-asian="9pt" style:font-weight-asian="bold" style:font-name-complex="Arial" style:font-size-complex="9pt"/>
    </style:style>
    <style:style style:name="P53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54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5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text-underline-style="solid" style:text-underline-width="auto" style:text-underline-color="font-color" style:font-size-asian="10pt" style:font-size-complex="10pt"/>
    </style:style>
    <style:style style:name="P56" style:family="paragraph" style:parent-style-name="Standard">
      <style:paragraph-properties fo:margin-top="0in" fo:margin-bottom="0.0402in" fo:text-align="start" style:justify-single-word="false"/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5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5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fo:background-color="transparent" style:font-size-asian="9pt" style:font-size-complex="9pt"/>
    </style:style>
    <style:style style:name="P5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use-window-font-color="true" style:text-position="0% 100%" style:font-name="Arial" fo:font-size="9pt" fo:language="en" fo:country="US" fo:font-style="normal" fo:background-color="transparent" style:font-name-asian="Times New Roman" style:font-size-asian="9pt" style:font-style-asian="normal" style:font-name-complex="Times New Roman" style:font-size-complex="9pt" style:language-complex="ar" style:country-complex="SA" style:font-style-complex="normal"/>
    </style:style>
    <style:style style:name="P60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background-color="transparent" style:font-size-asian="9pt" style:font-size-complex="9pt"/>
    </style:style>
    <style:style style:name="P61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ru" fo:country="RU" fo:background-color="transparent" style:font-size-asian="9pt" style:font-size-complex="9pt"/>
    </style:style>
    <style:style style:name="P62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3" style:family="paragraph" style:parent-style-name="Standard_20__28_WW_29_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2" style:font-size-complex="11pt"/>
    </style:style>
    <style:style style:name="P64" style:family="paragraph" style:parent-style-name="Standard_20__28_WW_29_">
      <style:paragraph-properties fo:text-align="center" style:justify-single-word="false" style:snap-to-layout-grid="false"/>
      <style:text-properties fo:font-size="10pt" fo:background-color="transparent" style:font-size-asian="10pt" style:font-size-complex="10pt"/>
    </style:style>
    <style:style style:name="P65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fo:background-color="transparent" style:font-size-asian="10pt" style:font-size-complex="10pt"/>
    </style:style>
    <style:style style:name="P66" style:family="paragraph" style:parent-style-name="Standard_20__28_WW_29_">
      <style:paragraph-properties fo:text-align="center" style:justify-single-word="false" style:snap-to-layout-grid="false"/>
      <style:text-properties style:text-position="0% 100%" style:font-name="Arial" fo:font-size="9pt" fo:language="en" fo:country="US" fo:font-style="normal" fo:background-color="transparent" style:font-size-asian="9pt" style:font-style-asian="normal" style:font-size-complex="9pt" style:font-style-complex="normal"/>
    </style:style>
    <style:style style:name="P6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9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70" style:family="paragraph" style:parent-style-name="Table_20_Contents">
      <style:paragraph-properties fo:text-align="center" style:justify-single-word="false" style:snap-to-layout-grid="false"/>
      <style:text-properties style:text-position="sub 58%" style:font-name="Arial" fo:font-size="9pt" fo:language="en" fo:country="US" fo:font-style="italic" fo:background-color="transparent" style:font-size-asian="9pt" style:font-style-asian="italic" style:font-size-complex="9pt" style:font-style-complex="italic"/>
    </style:style>
    <style:style style:name="P71" style:family="paragraph" style:parent-style-name="Standard" style:list-style-name="WW8Num2">
      <style:paragraph-properties fo:margin-left="0.4in" fo:margin-right="0in" fo:orphans="2" fo:widows="2" fo:hyphenation-ladder-count="no-limit" fo:text-indent="0in" style:auto-text-indent="false" style:writing-mode="lr-tb"/>
      <style:text-properties style:font-name="Arial" fo:font-size="9pt" style:text-underline-style="none" style:font-size-asian="9pt" style:font-size-complex="9pt" fo:hyphenate="false" fo:hyphenation-remain-char-count="2" fo:hyphenation-push-char-count="2"/>
    </style:style>
    <style:style style:name="P72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9pt" style:text-underline-style="none" style:font-size-asian="9pt" style:font-size-complex="9pt" fo:hyphenate="false" fo:hyphenation-remain-char-count="2" fo:hyphenation-push-char-count="2"/>
    </style:style>
    <style:style style:name="P73" style:family="paragraph" style:parent-style-name="Standard" style:list-style-name="WW8Num2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9pt" style:text-underline-style="none" style:font-size-asian="9pt" style:font-size-complex="9pt" fo:hyphenate="false" fo:hyphenation-remain-char-count="2" fo:hyphenation-push-char-count="2"/>
    </style:style>
    <style:style style:name="P74" style:family="paragraph" style:parent-style-name="Heading_20_2">
      <style:paragraph-properties fo:margin-left="0.4in" fo:margin-right="0in" fo:text-indent="0in" style:auto-text-indent="false"/>
      <style:text-properties style:font-name="Arial" fo:font-size="9pt" style:text-underline-style="none" style:font-size-asian="9pt" style:font-size-complex="9pt"/>
    </style:style>
    <style:style style:name="P75" style:family="paragraph" style:parent-style-name="Heading_20_2">
      <style:paragraph-properties fo:margin-left="0in" fo:margin-right="0in" fo:text-indent="0in" style:auto-text-indent="false"/>
      <style:text-properties style:font-name="Arial" fo:font-size="9pt" style:text-underline-style="none" style:font-size-asian="9pt" style:font-size-complex="9pt"/>
    </style:style>
    <style:style style:name="P76" style:family="paragraph" style:parent-style-name="Heading_20_2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9pt" style:text-underline-style="none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77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Palatino Linotype" fo:font-size="16pt" fo:language="en" fo:country="US" fo:font-weight="normal" fo:background-color="transparent" style:font-size-asian="16pt" style:font-weight-asian="normal" style:font-name-complex="Arial" style:font-size-complex="16pt" style:font-weight-complex="normal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9pt" fo:language="en" fo:country="US" style:font-size-asian="9pt" style:font-size-complex="9pt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weight-complex="bold"/>
    </style:style>
    <style:style style:name="T7" style:family="text">
      <style:text-properties fo:language="en" fo:country="US" style:font-name-asian="Symbol" style:font-name-complex="Symbol" style:font-weight-complex="bold"/>
    </style:style>
    <style:style style:name="T8" style:family="text">
      <style:text-properties fo:language="en" fo:country="US" style:font-name-complex="Symbol"/>
    </style:style>
    <style:style style:name="T9" style:family="text">
      <style:text-properties fo:language="en" fo:country="US" style:font-name-complex="Symbol" style:font-weight-complex="bold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12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13" style:family="text">
      <style:text-properties fo:language="en" fo:country="US" style:font-name-complex="Symbol1"/>
    </style:style>
    <style:style style:name="T14" style:family="text">
      <style:text-properties fo:language="en" fo:country="US" fo:font-weight="bold" style:font-weight-asian="bold" style:font-name-complex="Symbol"/>
    </style:style>
    <style:style style:name="T15" style:family="text">
      <style:text-properties fo:language="en" fo:country="US" fo:font-weight="bold" style:font-weight-asian="bold" style:font-name-complex="Arial"/>
    </style:style>
    <style:style style:name="T16" style:family="text">
      <style:text-properties fo:language="en" fo:country="US" fo:font-weight="bold" style:font-name-asian="Symbol" style:font-weight-asian="bold" style:font-name-complex="Symbol"/>
    </style:style>
    <style:style style:name="T17" style:family="text">
      <style:text-properties fo:language="en" fo:country="US" fo:font-weight="bold" style:font-name-asian="Arial" style:font-weight-asian="bold" style:font-name-complex="Arial"/>
    </style:style>
    <style:style style:name="T18" style:family="text">
      <style:text-properties fo:language="en" fo:country="US" fo:font-style="italic" style:font-style-asian="italic" style:font-name-complex="Symbol" style:font-style-complex="italic"/>
    </style:style>
    <style:style style:name="T19" style:family="text">
      <style:text-properties fo:color="#ffffff" fo:font-weight="bold" style:font-weight-asian="bold" style:font-name-complex="Arial"/>
    </style:style>
    <style:style style:name="T20" style:family="text">
      <style:text-properties style:text-position="super 58%"/>
    </style:style>
    <style:style style:name="T21" style:family="text">
      <style:text-properties style:text-position="super 58%" fo:language="en" fo:country="US"/>
    </style:style>
    <style:style style:name="T22" style:family="text">
      <style:text-properties style:text-position="super 58%" fo:language="en" fo:country="US" fo:font-weight="bold" style:font-weight-asian="bold" style:font-name-complex="Arial"/>
    </style:style>
    <style:style style:name="T23" style:family="text">
      <style:text-properties style:text-position="super 58%" fo:language="en" fo:country="US" fo:font-style="normal" style:font-style-asian="normal" style:font-style-complex="normal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en" fo:country="US"/>
    </style:style>
    <style:style style:name="T26" style:family="text">
      <style:text-properties style:text-position="sub 58%" fo:language="en" fo:country="US" fo:font-style="italic" style:font-style-asian="italic" style:font-style-complex="italic"/>
    </style:style>
    <style:style style:name="T27" style:family="text">
      <style:text-properties fo:language="ru" fo:country="RU"/>
    </style:style>
    <style:style style:name="T28" style:family="text">
      <style:text-properties style:text-position="0% 100%"/>
    </style:style>
    <style:style style:name="T29" style:family="text">
      <style:text-properties style:text-position="0% 100%" fo:language="en" fo:country="US"/>
    </style:style>
    <style:style style:name="T30" style:family="text">
      <style:text-properties style:text-position="0% 100%" fo:language="en" fo:country="US" fo:font-style="italic" style:font-style-asian="italic" style:font-style-complex="italic"/>
    </style:style>
    <style:style style:name="T31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2" style:family="text">
      <style:text-properties style:text-position="0% 100%" fo:language="en" fo:country="US" fo:font-style="italic" style:font-style-asian="italic" style:font-name-complex="Arial" style:font-style-complex="italic"/>
    </style:style>
    <style:style style:name="T33" style:family="text">
      <style:text-properties style:text-position="0% 100%" fo:language="en" fo:country="US" fo:font-style="normal" style:font-style-asian="normal" style:font-style-complex="normal"/>
    </style:style>
    <style:style style:name="T34" style:family="text">
      <style:text-properties style:text-position="0% 100%" fo:language="en" fo:country="US" fo:font-style="normal" style:font-style-asian="normal" style:font-name-complex="Arial" style:font-style-complex="normal"/>
    </style:style>
    <style:style style:name="T35" style:family="text">
      <style:text-properties style:text-position="0% 100%" fo:language="en" fo:country="US" fo:font-style="normal" style:font-style-asian="normal" style:font-name-complex="Symbol1" style:font-style-complex="normal"/>
    </style:style>
    <style:style style:name="T36" style:family="text">
      <style:text-properties style:text-position="0% 100%" fo:language="en" fo:country="US" style:font-name-complex="Symbol"/>
    </style:style>
    <style:style style:name="T37" style:family="text">
      <style:text-properties style:text-position="0% 100%" fo:language="en" fo:country="US" fo:font-weight="bold" style:font-weight-asian="bold" style:font-name-complex="Arial"/>
    </style:style>
    <style:style style:name="T38" style:family="text">
      <style:text-properties style:text-position="0% 100%" fo:language="en" fo:country="US" fo:font-weight="bold" style:font-weight-asian="bold" style:font-name-complex="Times New Roman"/>
    </style:style>
    <style:style style:name="T39" style:family="text">
      <style:text-properties style:text-position="0% 100%" fo:language="en" fo:country="US" fo:font-weight="bold" style:font-weight-asian="bold" style:font-name-complex="Symbol"/>
    </style:style>
    <style:style style:name="T40" style:family="text">
      <style:text-properties style:text-position="0% 100%" style:font-name="Arial" fo:font-size="9pt" fo:language="en" fo:country="US" fo:font-style="normal" style:font-size-asian="9pt" style:font-style-asian="normal" style:font-size-complex="9pt" style:font-style-complex="normal"/>
    </style:style>
    <style:style style:name="T41" style:family="text">
      <style:text-properties style:text-position="0% 100%" style:font-name="Arial" fo:font-size="9pt" fo:language="ru" fo:country="RU" fo:font-style="normal" style:font-size-asian="9pt" style:font-style-asian="normal" style:font-size-complex="9pt" style:font-style-complex="normal"/>
    </style:style>
    <style:style style:name="T42" style:family="text">
      <style:text-properties style:text-position="0% 100%" fo:font-size="10pt" fo:language="en" fo:country="US" fo:font-style="normal" style:font-size-asian="10pt" style:font-style-asian="normal" style:font-name-complex="Arial" style:font-size-complex="10pt" style:font-style-complex="normal"/>
    </style:style>
    <style:style style:name="T43" style:family="text">
      <style:text-properties style:text-position="0% 100%" fo:font-size="10pt" fo:language="en" fo:country="US" fo:font-style="normal" style:font-size-asian="10pt" style:font-style-asian="normal" style:font-name-complex="Symbol1" style:font-size-complex="10pt" style:font-style-complex="normal"/>
    </style:style>
    <style:style style:name="T44" style:family="text">
      <style:text-properties style:use-window-font-color="true"/>
    </style:style>
    <style:style style:name="T45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46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47" style:family="text">
      <style:text-properties style:use-window-font-color="true" fo:language="ru" fo:country="RU" fo:font-style="normal" style:font-name-asian="Times New Roman" style:font-style-asian="normal" style:font-name-complex="Times New Roman" style:language-complex="ar" style:country-complex="SA" style:font-style-complex="normal"/>
    </style:style>
    <style:style style:name="T48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49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50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51" style:family="text">
      <style:text-properties style:use-window-font-color="true" style:text-position="super 58%"/>
    </style:style>
    <style:style style:name="T52" style:family="text">
      <style:text-properties style:use-window-font-color="true" style:text-position="super 58%" fo:language="en" fo:country="US" style:font-name-complex="Times New Roman"/>
    </style:style>
    <style:style style:name="T53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54" style:family="text">
      <style:text-properties style:use-window-font-color="true" style:text-position="0% 100%"/>
    </style:style>
    <style:style style:name="T55" style:family="text">
      <style:text-properties style:use-window-font-color="true" style:text-position="0% 100%" fo:language="en" fo:country="US"/>
    </style:style>
    <style:style style:name="T56" style:family="text">
      <style:text-properties style:use-window-font-color="true" style:text-position="0% 100%" fo:language="en" fo:country="US" style:font-name-asian="Symbol" style:font-name-complex="Symbol"/>
    </style:style>
    <style:style style:name="T57" style:family="text">
      <style:text-properties style:use-window-font-color="true" style:text-position="0% 100%" fo:language="en" fo:country="US" style:font-name-complex="Times New Roman"/>
    </style:style>
    <style:style style:name="T58" style:family="text">
      <style:text-properties style:use-window-font-color="true" style:text-position="0% 100%" fo:language="en" fo:country="US" style:font-name-complex="Symbol"/>
    </style:style>
    <style:style style:name="T59" style:family="text">
      <style:text-properties style:use-window-font-color="true" fo:language="en" fo:country="US"/>
    </style:style>
    <style:style style:name="T60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61" style:family="text">
      <style:text-properties style:use-window-font-color="true" fo:language="en" fo:country="US" style:font-name-complex="Symbol"/>
    </style:style>
    <style:style style:name="T62" style:family="text">
      <style:text-properties style:font-name-complex="Symbol"/>
    </style:style>
    <style:style style:name="T63" style:family="text">
      <style:text-properties style:font-name-complex="Arial"/>
    </style:style>
    <style:style style:name="T64" style:family="text">
      <style:text-properties style:font-name-complex="Times New Roman"/>
    </style:style>
    <style:style style:name="T65" style:family="text">
      <style:text-properties style:font-weight-complex="bold"/>
    </style:style>
    <style:style style:name="T66" style:family="text">
      <style:text-properties fo:font-weight="normal" style:font-name-asian="Arial" style:font-weight-asian="normal" style:font-name-complex="Ari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3">Date of calibration:</text:p>
          </table:table-cell>
          <table:table-cell table:style-name="Таблица3.A1" office:value-type="string">
            <text:p text:style-name="P54">$date</text:p>
          </table:table-cell>
        </table:table-row>
        <table:table-row>
          <table:table-cell table:style-name="Таблица3.A1" office:value-type="string">
            <text:p text:style-name="P53">Type:</text:p>
          </table:table-cell>
          <table:table-cell table:style-name="Таблица3.A1" office:value-type="string">
            <text:p text:style-name="P24">Radiation Monitor AT1117M</text:p>
          </table:table-cell>
        </table:table-row>
        <table:table-row>
          <table:table-cell table:style-name="Таблица3.A1" office:value-type="string">
            <text:p text:style-name="P12"><text:span text:style-name="T5">S</text:span>/<text:span text:style-name="T5">N</text:span>:</text:p>
          </table:table-cell>
          <table:table-cell table:style-name="Таблица3.A1" office:value-type="string">
            <text:p text:style-name="P10">$serial</text:p>
          </table:table-cell>
        </table:table-row>
      </table:table>
      <text:p text:style-name="P17"/>
      <text:p text:style-name="P56">Measurement limits:</text:p>
      <table:table table:name="tml0" table:style-name="tml0">
        <table:table-column table:style-name="tml0.A"/>
        <table:table-row>
          <table:table-cell table:style-name="tml0.A1" office:value-type="string">
            <text:p text:style-name="P42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45"><text:span text:style-name="T5">PU detector</text:span>: 1.0 <text:span text:style-name="T8">µ</text:span><text:span text:style-name="T5">Sv/h</text:span> – 10.0 mSv/h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45"><text:span text:style-name="T5">PU detector</text:span>: 1.0 <text:span text:style-name="T8">µ</text:span><text:span text:style-name="T5">Sv/h</text:span> – <text:span text:style-name="T5">100.0</text:span> mSv/h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47">PU-2 detector: 1.0 µSv/h – 100.0 mSv/h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47">PU-2 detector: 1.0 µSv/h – 10.0 mSv/h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45"><text:span text:style-name="T5">PU-4 detector</text:span>: <text:span text:style-name="T5">0</text:span>.<text:span text:style-name="T5">3</text:span> µSv/h – <text:span text:style-name="T5">0</text:span>.<text:span text:style-name="T5">1</text:span> Sv/h</text:p>
          </table:table-cell>
        </table:table-row>
      </table:table>
      <table:table table:name="tlim28" table:style-name="tlim28">
        <table:table-column table:style-name="tlim28.A"/>
        <table:table-row>
          <table:table-cell table:style-name="tlim28.A1" office:value-type="string">
            <text:p text:style-name="P47">PU-5 detector: 1.0 µSv/h – 100.0 mSv/h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45"><text:span text:style-name="T5">BDKG-01</text:span>: <text:span text:style-name="T5">0</text:span>.<text:span text:style-name="T5">1</text:span> µSv/h – 10.0 Sv/h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45"><text:span text:style-name="T5">BDKG</text:span><text:span text:style-name="T27">-03</text:span>: <text:span text:style-name="T5">30</text:span>.0 <text:span text:style-name="T27">nSv/h</text:span> – 300 <text:span text:style-name="T9">µ</text:span>Sv/h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45"><text:span text:style-name="T5">BDKG</text:span><text:span text:style-name="T27">-0</text:span><text:span text:style-name="T5">4</text:span>: 50.0 nSv/h – 10.0 Sv/h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45"><text:span text:style-name="T5">BDKG</text:span><text:span text:style-name="T27">-0</text:span><text:span text:style-name="T5">5</text:span>: <text:span text:style-name="T5">30</text:span>.0 <text:span text:style-name="T27">nSv/h</text:span> – 300 <text:span text:style-name="T9">µ</text:span>Sv/h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45"><text:span text:style-name="T5">BDKG</text:span><text:span text:style-name="T27">-</text:span><text:span text:style-name="T5">11</text:span>: <text:span text:style-name="T5">30</text:span>.0 <text:span text:style-name="T27">nSv/h</text:span> – 100 <text:span text:style-name="T9">µ</text:span>Sv/h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45"><text:span text:style-name="T5">BDKG-17</text:span>: 1.0 mSv/h – 100 Sv/h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45"><text:span text:style-name="T5">BDKG</text:span><text:span text:style-name="T27">-</text:span><text:span text:style-name="T5">24</text:span>: 30 nSv/h – 1.0 Sv/h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45"><text:span text:style-name="T5">BDKG</text:span><text:span text:style-name="T27">-</text:span><text:span text:style-name="T5">32</text:span>: <text:span text:style-name="T5">3</text:span>0.0 nSv/h – 0.5 Sv/h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48"><text:span text:style-name="T5">BDKR-01: 0.05 </text:span><text:span text:style-name="T9">µ</text:span><text:span text:style-name="T5">Sv/h – 100 </text:span><text:span text:style-name="T9">µ</text:span><text:span text:style-name="T5">Sv/h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45"><text:span text:style-name="T6">BDPS-02: </text:span><text:span text:style-name="T7">γ</text:span><text:span text:style-name="T6"> 0.10 </text:span><text:span text:style-name="T9">µ</text:span><text:span text:style-name="T6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43"><text:span text:style-name="T5">Flux density</text:span> <text:span text:style-name="T5">measurement limits of </text:span>α <text:span text:style-name="T5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48"><text:span text:style-name="T5">BDPA</text:span>-01: <text:span text:style-name="T8">α</text:span> 0.1 – 10<text:span text:style-name="T20">5</text:span> <text:span text:style-name="T5">min</text:span><text:span text:style-name="T20">-1</text:span><text:span text:style-name="T8">⋅ c</text:span><text:span text:style-name="T5">m</text:span><text:span text:style-name="T20">-2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51"><text:span text:style-name="T59">BDPA</text:span><text:span text:style-name="T44">-02: </text:span><text:span text:style-name="T61">α</text:span><text:span text:style-name="T44"> 0.05 <text:s/>– 5</text:span><text:span text:style-name="T61">⋅</text:span><text:span text:style-name="T44">10</text:span><text:span text:style-name="T51">4</text:span> <text:span text:style-name="T59">min</text:span><text:span text:style-name="T51">-1</text:span><text:span text:style-name="T61">⋅c</text:span><text:span text:style-name="T59">m </text:span><text:span text:style-name="T51">-2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49"><text:span text:style-name="T5">BDPA</text:span>-0<text:span text:style-name="T5">3</text:span>: <text:span text:style-name="T8">α</text:span> 0.05 <text:s/>– <text:span text:style-name="T5">2</text:span><text:span text:style-name="T8">⋅</text:span>10<text:span text:style-name="T20">4</text:span> <text:span text:style-name="T5">min</text:span><text:span text:style-name="T20">-1</text:span><text:span text:style-name="T8">⋅c</text:span><text:span text:style-name="T5">m </text:span><text:span text:style-name="T20">-2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45"><text:span text:style-name="T59">BDPS</text:span>-02: <text:span text:style-name="T13">α</text:span> 2.4 – 10<text:span text:style-name="T20">6</text:span> <text:span text:style-name="T59">min</text:span><text:span text:style-name="T20">-1</text:span><text:span text:style-name="T13">⋅</text:span><text:span text:style-name="T61">c</text:span><text:span text:style-name="T59">m</text:span><text:span text:style-name="T20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43"><text:span text:style-name="T5">Flux density</text:span> <text:span text:style-name="T5">measurement limits of β</text:span> <text:span text:style-name="T5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48"><text:span text:style-name="T5">BDPB</text:span>-01: <text:span text:style-name="T8">β</text:span> 1 –5<text:span text:style-name="T8">⋅</text:span>10<text:span text:style-name="T20">5</text:span> <text:span text:style-name="T5">min</text:span><text:span text:style-name="T20">-1</text:span><text:span text:style-name="T8">⋅c</text:span><text:span text:style-name="T5">m</text:span><text:span text:style-name="T20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52"><text:span text:style-name="T59">BDPB</text:span><text:span text:style-name="T44">-02: </text:span><text:span text:style-name="T61">β </text:span><text:span text:style-name="T54">0.5 <text:s/>– 1.5</text:span><text:span text:style-name="T58">⋅</text:span><text:span text:style-name="T54">10</text:span><text:span text:style-name="T51">5</text:span><text:span text:style-name="T28"> </text:span><text:span text:style-name="T55">min</text:span><text:span text:style-name="T51">-1</text:span><text:span text:style-name="T58">⋅c</text:span><text:span text:style-name="T55">m</text:span><text:span text:style-name="T51">-2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48"><text:span text:style-name="T5">BDPB</text:span>-0<text:span text:style-name="T5">3</text:span>: <text:span text:style-name="T8">β </text:span><text:span text:style-name="T28">0.5 <text:s/>– </text:span><text:span text:style-name="T29">0</text:span><text:span text:style-name="T28">.5</text:span><text:span text:style-name="T36">⋅</text:span><text:span text:style-name="T28">10</text:span><text:span text:style-name="T20">5</text:span><text:span text:style-name="T28"> </text:span><text:span text:style-name="T29">min</text:span><text:span text:style-name="T20">-1</text:span><text:span text:style-name="T36">⋅c</text:span><text:span text:style-name="T29">m</text:span><text:span text:style-name="T20">-2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45"><text:span text:style-name="T59">BDPS</text:span>-0<text:span text:style-name="T5">2</text:span>: <text:span text:style-name="T13">β</text:span> 6.0 – 10<text:span text:style-name="T20">6</text:span> <text:span text:style-name="T59">min</text:span><text:span text:style-name="T20">-1</text:span><text:span text:style-name="T13">⋅</text:span><text:span text:style-name="T61">c</text:span><text:span text:style-name="T59">m</text:span><text:span text:style-name="T20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43"><text:span text:style-name="T5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48"><text:span text:style-name="T5">BDKN</text:span><text:span text:style-name="T27">-01</text:span>: 0.1 – 10<text:span text:style-name="T20">4</text:span> <text:span text:style-name="T5">s</text:span><text:span text:style-name="T20">-1</text:span>⋅<text:span text:style-name="T8">c</text:span><text:span text:style-name="T5">m</text:span><text:span text:style-name="T20">-2 </text:span>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48"><text:span text:style-name="T5">BDKN</text:span><text:span text:style-name="T27">-0</text:span><text:span text:style-name="T5">5</text:span>: 0.1 – <text:span text:style-name="T5">2</text:span><text:span text:style-name="T36">⋅</text:span>10<text:span text:style-name="T21">3</text:span> <text:span text:style-name="T5">s</text:span><text:span text:style-name="T20">-1</text:span>⋅<text:span text:style-name="T8">c</text:span><text:span text:style-name="T5">m</text:span><text:span text:style-name="T20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43"><text:span text:style-name="T5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48"><text:span text:style-name="T5">BDKN</text:span>-03: 0.1 <text:span text:style-name="T9">µ</text:span><text:span text:style-name="T5">Sv/h</text:span> – 10.0 <text:span text:style-name="T6">mSv/h</text:span>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48"><text:span text:style-name="T5">BDKN</text:span>-0<text:span text:style-name="T5">6</text:span>: 0.1 <text:span text:style-name="T9">µ</text:span><text:span text:style-name="T5">Sv/h</text:span> – <text:span text:style-name="T5">3</text:span>0.0 <text:span text:style-name="T6">mSv/h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42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48"><text:span text:style-name="T5">BDKG</text:span><text:span text:style-name="T27">-</text:span><text:span text:style-name="T5">30</text:span>: <text:span text:style-name="T27">30</text:span> <text:span text:style-name="T6">n</text:span>Gy/h – <text:span text:style-name="T5">1</text:span> Gy/h;</text:p>
          </table:table-cell>
        </table:table-row>
      </table:table>
      <text:p text:style-name="P46"><text:span text:style-name="T19">03: ± 20 %</text:span><text:span text:style-name="T19">БД</text:span></text:p>
      <text:p text:style-name="P30"><text:span text:style-name="T10">Measurement error</text:span><text:span text:style-name="T63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45"><text:span text:style-name="T5">PU</text:span>: ± 20 %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45"><text:span text:style-name="T5">PU</text:span>: ± 20 %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45"><text:span text:style-name="T5">PU-2</text:span>: ± 20 %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45"><text:span text:style-name="T5">PU-2</text:span>: ± 20 %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45"><text:span text:style-name="T5">PU-4</text:span>: ± 20 %</text:p>
          </table:table-cell>
        </table:table-row>
      </table:table>
      <table:table table:name="tp29" table:style-name="tp29">
        <table:table-column table:style-name="tp29.A"/>
        <table:table-row>
          <table:table-cell table:style-name="tp29.A1" office:value-type="string">
            <text:p text:style-name="P45"><text:span text:style-name="T5">PU-5</text:span>: ± 20 %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45"><text:span text:style-name="T5">BDKG-01</text:span>: ± <text:span text:style-name="T5">20</text:span> %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45"><text:span text:style-name="T5">BDKG</text:span><text:span text:style-name="T27">-03</text:span>: ± 20 %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45"><text:span text:style-name="T5">BDKG</text:span><text:span text:style-name="T27">-0</text:span><text:span text:style-name="T5">4</text:span>: ± <text:span text:style-name="T5">20</text:span> %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45"><text:span text:style-name="T5">BDKG</text:span><text:span text:style-name="T27">-0</text:span><text:span text:style-name="T5">5</text:span>: ± <text:span text:style-name="T5">20</text:span> %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45"><text:span text:style-name="T5">BDKG</text:span><text:span text:style-name="T27">-</text:span><text:span text:style-name="T5">11</text:span>: ± <text:span text:style-name="T5">20 </text:span>%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45"><text:span text:style-name="T5">BDKG-17</text:span>: ± 20 %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45"><text:span text:style-name="T5">BDKG</text:span><text:span text:style-name="T27">-</text:span><text:span text:style-name="T5">24</text:span>: ± <text:span text:style-name="T5">20</text:span> %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48"><text:span text:style-name="T5">BDKG</text:span><text:span text:style-name="T27">-</text:span><text:span text:style-name="T5">30</text:span>: ± <text:span text:style-name="T5">20</text:span> %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45"><text:span text:style-name="T5">BDKG</text:span><text:span text:style-name="T27">-</text:span><text:span text:style-name="T5">32</text:span>: ± <text:span text:style-name="T5">20</text:span> %</text:p>
          </table:table-cell>
        </table:table-row>
      </table:table>
      <table:table table:name="tp10" table:style-name="tp10">
        <table:table-column table:style-name="tp10.A"/>
        <text:soft-page-break/>
        <table:table-row>
          <table:table-cell table:style-name="tp10.A1" office:value-type="string">
            <text:p text:style-name="P48"><text:span text:style-name="T5">BDKN</text:span><text:span text:style-name="T27">-01</text:span>: ± 20 %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48"><text:span text:style-name="T5">BDKN</text:span>-03: ± 20 %</text:p>
          </table:table-cell>
        </table:table-row>
      </table:table>
      <table:table table:name="tp27" table:style-name="tp27">
        <table:table-column table:style-name="tp27.A"/>
        <table:table-row>
          <table:table-cell table:style-name="tp27.A1" office:value-type="string">
            <text:p text:style-name="P48"><text:span text:style-name="T5">BDKN</text:span>-0<text:span text:style-name="T5">5</text:span>: ± 20 %</text:p>
          </table:table-cell>
        </table:table-row>
      </table:table>
      <table:table table:name="tp28" table:style-name="tp28">
        <table:table-column table:style-name="tp28.A"/>
        <table:table-row>
          <table:table-cell table:style-name="tp28.A1" office:value-type="string">
            <text:p text:style-name="P48"><text:span text:style-name="T5">BDKN</text:span>-0<text:span text:style-name="T5">6</text:span>: ± 20 %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48"><text:span text:style-name="T5">BDPA</text:span>-01: ± 20 %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49"><text:span text:style-name="T5">BDPA</text:span>-02: ± 20 %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50"><text:span text:style-name="T5">BDPA</text:span>-0<text:span text:style-name="T5">3</text:span>: ± 20 %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48"><text:span text:style-name="T5">BDPB</text:span>-01: ± 20 %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48"><text:span text:style-name="T5">BDPB</text:span>-02: ± 20 %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48"><text:span text:style-name="T5">BDPB</text:span>-0<text:span text:style-name="T5">3</text:span>: ± 20 %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48"><text:span text:style-name="T5">BDKR</text:span><text:span text:style-name="T27">-01</text:span>: ± <text:span text:style-name="T5">20</text:span> %</text:p>
          </table:table-cell>
        </table:table-row>
      </table:table>
      <table:table table:name="tp20" table:style-name="tp20">
        <table:table-column table:style-name="tp20.A"/>
        <table:table-column table:style-name="tp20.B"/>
        <table:table-row>
          <table:table-cell table:style-name="tp20.A1" office:value-type="string">
            <text:h text:style-name="P74" text:outline-level="2"><text:span text:style-name="T64">BDPS-02: </text:span></text:h>
            <text:p text:style-name="P44"><text:span text:style-name="T39"><text:s text:c="17"/></text:span></text:p>
          </table:table-cell>
          <table:table-cell table:style-name="tp20.A1" office:value-type="string">
            <text:h text:style-name="P75" text:outline-level="2"><text:span text:style-name="T14">α</text:span><text:span text:style-name="T16">: </text:span><text:span text:style-name="T15">2,4 – 30 min</text:span><text:span text:style-name="T22">-1</text:span><text:span text:style-name="T14">⋅ </text:span><text:span text:style-name="T15">sm</text:span><text:span text:style-name="T22">- 2 <text:s/></text:span><text:span text:style-name="T37">–</text:span><text:span text:style-name="T22"> <text:s/></text:span><text:span text:style-name="T38">± 30 %</text:span></text:h>
            <text:p text:style-name="P72"><text:span text:style-name="T39">α: </text:span><text:span text:style-name="T37">30 <text:s/>– <text:s text:c="2"/>10</text:span><text:span text:style-name="T22">6</text:span><text:span text:style-name="T37"> min</text:span><text:span text:style-name="T22">-1</text:span><text:span text:style-name="T39">⋅ </text:span><text:span text:style-name="T37">sm</text:span><text:span text:style-name="T22">- 2 <text:s/></text:span><text:span text:style-name="T37">–</text:span><text:span text:style-name="T22"> <text:s/></text:span><text:span text:style-name="T38">± 20 %</text:span></text:p>
            <text:list xml:id="list707346281057015270" text:style-name="WW8Num2">
              <text:list-item>
                <text:p text:style-name="P73"><text:span text:style-name="T16">β:</text:span><text:span text:style-name="T17"> </text:span><text:span text:style-name="T15">6 – 10</text:span><text:span text:style-name="T22">6</text:span><text:span text:style-name="T15"> min</text:span><text:span text:style-name="T22">-1</text:span><text:span text:style-name="T14">⋅</text:span><text:span text:style-name="T15"> sm</text:span><text:span text:style-name="T22">- 2 <text:s text:c="2"/></text:span><text:span text:style-name="T37">–</text:span><text:span text:style-name="T22"> <text:s/></text:span><text:span text:style-name="T38">± 20 %</text:span></text:p>
              </text:list-item>
            </text:list>
            <text:h text:style-name="P76" text:outline-level="2"><text:span text:style-name="T56">γ: </text:span><text:span text:style-name="T57">0.10 </text:span><text:span text:style-name="T58">µ</text:span><text:span text:style-name="T57">Sv/h – 30 mSv/h</text:span><text:span text:style-name="T52"> <text:s/></text:span><text:span text:style-name="T57">–</text:span><text:span text:style-name="T52"> <text:s/></text:span><text:span text:style-name="T57">± 20 %</text:span></text:h>
          </table:table-cell>
        </table:table-row>
      </table:table>
      <text:p text:style-name="P41"/>
      <text:p text:style-name="P9">Operating conditions:</text:p>
      <text:p text:style-name="P38"><text:span text:style-name="T10">- Air temperature<text:tab/></text:span><text:span text:style-name="T63"><text:tab/><text:tab/><text:tab/><text:tab/>+</text:span><text:span text:style-name="T10">$temp</text:span><text:span text:style-name="T63"> °</text:span><text:span text:style-name="T10">C</text:span></text:p>
      <text:p text:style-name="P40">- Atmospheric pressure<text:tab/><text:tab/><text:tab/><text:tab/>$preasure kPa</text:p>
      <text:p text:style-name="P38"><text:span text:style-name="T10">- Relative humidity<text:tab/><text:tab/></text:span><text:span text:style-name="T10"><text:tab/><text:tab/>$vlag %</text:span></text:p>
      <text:p text:style-name="P39">- Gamma radiation background<text:tab/><text:tab/><text:tab/>$bground <text:s/>nSv/h</text:p>
      <text:p text:style-name="Standard"><text:span text:style-name="Знак_20_примечания"><text:span text:style-name="T3"/></text:span></text:p>
      <text:p text:style-name="P55"><text:span text:style-name="T12">Calibration means</text:span><text:span text:style-name="T66">: 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25">- $eng_facility_110<text:span text:style-name="T5">$</text:span>;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25">- <text:span text:style-name="T5">$eng_facility_130$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25">- <text:span text:style-name="T5">$eng_facility_140$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25">- $eng_facility_alpha<text:span text:style-name="T5">$</text:span>;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25"><text:span text:style-name="T27">- </text:span><text:span text:style-name="T11">$eng_facility_beta$;</text:span></text:p>
          </table:table-cell>
        </table:table-row>
      </table:table>
      <text:p text:style-name="P8"/>
      <text:p text:style-name="P23">Calibration data</text:p>
      <text:p text:style-name="P13"/>
      <text:p text:style-name="P11"/>
      <table:table table:name="t16" table:style-name="t16">
        <table:table-column table:style-name="t16.A"/>
        <table:table-column table:style-name="t16.B"/>
        <table:table-row table:style-name="t16.1">
          <table:table-cell table:style-name="t16.A1" table:number-columns-spanned="2" office:value-type="string">
            <text:p text:style-name="P31"><text:span text:style-name="T42">PU (</text:span><text:span text:style-name="T43">γ</text:span><text:span text:style-name="T42">)</text:span></text:p>
          </table:table-cell>
          <table:covered-table-cell/>
        </table:table-row>
        <table:table-row table:style-name="t16.1">
          <table:table-cell table:style-name="t16.A2" office:value-type="string">
            <text:p text:style-name="P64"><text:span text:style-name="T4">Dose rate at check point</text:span><text:span text:style-name="T5">,</text:span></text:p>
            <text:p text:style-name="P66"><draw:frame draw:style-name="fr2" draw:name="Объект2" text:anchor-type="as-char" svg:y="-0.1339in" svg:width="0.5429in" style:rel-width="scale" svg:height="0.1854in" style:rel-height="scale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t16.B2" office:value-type="string">
            <text:p text:style-name="P65">Calibration data,</text:p>
            <text:p text:style-name="P4"><draw:frame draw:style-name="fr2" draw:name="Объект6" text:anchor-type="as-char" svg:y="-0.152in" svg:width="0.4874in" style:rel-width="scale" svg:height="0.2043in" style:rel-height="scale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 table:style-name="t16.1">
          <table:table-cell table:style-name="t16.A3" office:value-type="string">
            <text:p text:style-name="P16"><text:span text:style-name="T5">20</text:span> <text:span text:style-name="T27">µSv/h</text:span></text:p>
          </table:table-cell>
          <table:table-cell table:style-name="t16.B3" office:value-type="string">
            <text:p text:style-name="P15">$16-00 <text:span text:style-name="T27">µSv/h</text:span></text:p>
          </table:table-cell>
        </table:table-row>
        <table:table-row table:style-name="t16.1">
          <table:table-cell table:style-name="t16.A3" office:value-type="string">
            <text:p text:style-name="P16">7<text:span text:style-name="T5">0</text:span> <text:span text:style-name="T27">µSv/h</text:span></text:p>
          </table:table-cell>
          <table:table-cell table:style-name="t16.B3" office:value-type="string">
            <text:p text:style-name="P15">$16-01 <text:span text:style-name="T27">µSv/h</text:span></text:p>
          </table:table-cell>
        </table:table-row>
        <table:table-row table:style-name="t16.1">
          <table:table-cell table:style-name="t16.A3" office:value-type="string">
            <text:p text:style-name="P16"><text:span text:style-name="T5">0,</text:span>7 <text:span text:style-name="T27">mSv/h</text:span></text:p>
          </table:table-cell>
          <table:table-cell table:style-name="t16.B3" office:value-type="string">
            <text:p text:style-name="P15">$16-02 <text:span text:style-name="T27">mSv/h</text:span></text:p>
          </table:table-cell>
        </table:table-row>
        <table:table-row table:style-name="t16.1">
          <table:table-cell table:style-name="t16.A6" office:value-type="string">
            <text:p text:style-name="P16">7 <text:span text:style-name="T27">mSv/h</text:span></text:p>
          </table:table-cell>
          <table:table-cell table:style-name="t16.B6" office:value-type="string">
            <text:p text:style-name="P15">$16-03 <text:span text:style-name="T27">mSv/h</text:span></text:p>
          </table:table-cell>
        </table:table-row>
      </table:table>
      <table:table table:name="t17" table:style-name="t17">
        <table:table-column table:style-name="t17.A"/>
        <table:table-column table:style-name="t17.B"/>
        <table:table-row table:style-name="t17.1">
          <table:table-cell table:style-name="t17.A1" table:number-columns-spanned="2" office:value-type="string">
            <text:p text:style-name="P31"><text:span text:style-name="T42">PU-2 (</text:span><text:span text:style-name="T43">γ</text:span><text:span text:style-name="T42">)</text:span></text:p>
          </table:table-cell>
          <table:covered-table-cell/>
        </table:table-row>
        <table:table-row table:style-name="t17.1">
          <table:table-cell table:style-name="t17.A2" office:value-type="string">
            <text:p text:style-name="P64"><text:span text:style-name="T4">Dose rate at check point</text:span><text:span text:style-name="T5">,</text:span></text:p>
            <text:p text:style-name="P66"><draw:frame draw:style-name="fr2" draw:name="Объект1" text:anchor-type="as-char" svg:y="-0.1339in" svg:width="0.5429in" style:rel-width="scale" svg:height="0.1854in" style:rel-height="scale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t17.B2" office:value-type="string">
            <text:p text:style-name="P65">Calibration data,</text:p>
            <text:p text:style-name="P4"><draw:frame draw:style-name="fr2" draw:name="Объект3" text:anchor-type="as-char" svg:y="-0.152in" svg:width="0.4874in" style:rel-width="scale" svg:height="0.2043in" style:rel-height="scale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</table:table-row>
        <table:table-row table:style-name="t17.1">
          <table:table-cell table:style-name="t17.A3" office:value-type="string">
            <text:p text:style-name="P16"><text:span text:style-name="T5">20</text:span> <text:span text:style-name="T27">µSv/h</text:span></text:p>
          </table:table-cell>
          <table:table-cell table:style-name="t17.B3" office:value-type="string">
            <text:p text:style-name="P15">$17-00 <text:span text:style-name="T27">µSv/h</text:span></text:p>
          </table:table-cell>
        </table:table-row>
        <table:table-row table:style-name="t17.1">
          <table:table-cell table:style-name="t17.A3" office:value-type="string">
            <text:p text:style-name="P16">7<text:span text:style-name="T5">0</text:span> <text:span text:style-name="T27">µSv/h</text:span></text:p>
          </table:table-cell>
          <table:table-cell table:style-name="t17.B3" office:value-type="string">
            <text:p text:style-name="P15">$17-01 <text:span text:style-name="T27">µSv/h</text:span></text:p>
          </table:table-cell>
        </table:table-row>
        <table:table-row table:style-name="t17.1">
          <table:table-cell table:style-name="t17.A3" office:value-type="string">
            <text:p text:style-name="P16"><text:span text:style-name="T5">0,</text:span>7 <text:span text:style-name="T27">mSv/h</text:span></text:p>
          </table:table-cell>
          <table:table-cell table:style-name="t17.B3" office:value-type="string">
            <text:p text:style-name="P15">$17-02 <text:span text:style-name="T27">mSv/h</text:span></text:p>
          </table:table-cell>
        </table:table-row>
        <table:table-row table:style-name="t17.1">
          <table:table-cell table:style-name="t17.A6" office:value-type="string">
            <text:p text:style-name="P16">7 <text:span text:style-name="T27">mSv/h</text:span></text:p>
          </table:table-cell>
          <table:table-cell table:style-name="t17.B6" office:value-type="string">
            <text:p text:style-name="P15">$17-03 <text:span text:style-name="T27">mSv/h</text:span></text:p>
          </table:table-cell>
        </table:table-row>
      </table:table>
      <table:table table:name="t23" table:style-name="t23">
        <table:table-column table:style-name="t23.A"/>
        <table:table-column table:style-name="t23.B"/>
        <table:table-row table:style-name="t23.1">
          <table:table-cell table:style-name="t23.A1" table:number-columns-spanned="2" office:value-type="string">
            <text:p text:style-name="P31"><text:span text:style-name="T42">PU (</text:span><text:span text:style-name="T43">γ</text:span><text:span text:style-name="T42">)</text:span></text:p>
          </table:table-cell>
          <table:covered-table-cell/>
        </table:table-row>
        <table:table-row table:style-name="t23.1">
          <table:table-cell table:style-name="t23.A2" office:value-type="string">
            <text:p text:style-name="P64"><text:span text:style-name="T4">Dose rate at check point</text:span><text:span text:style-name="T5">,</text:span></text:p>
            <text:p text:style-name="P66"><draw:frame draw:style-name="fr2" draw:name="Объект4" text:anchor-type="as-char" svg:y="-0.1339in" svg:width="0.5429in" style:rel-width="scale" svg:height="0.1854in" style:rel-height="scale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t23.B2" office:value-type="string">
            <text:p text:style-name="P65">Calibration data,</text:p>
            <text:p text:style-name="P4"><draw:frame draw:style-name="fr2" draw:name="Объект5" text:anchor-type="as-char" svg:y="-0.152in" svg:width="0.4874in" style:rel-width="scale" svg:height="0.2043in" style:rel-height="scale" draw:z-index="11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</table:table-row>
        <table:table-row table:style-name="t23.1">
          <table:table-cell table:style-name="t23.A3" office:value-type="string">
            <text:p text:style-name="P16"><text:span text:style-name="T5">7</text:span> <text:span text:style-name="T27">µSv/h</text:span></text:p>
          </table:table-cell>
          <table:table-cell table:style-name="t23.B3" office:value-type="string">
            <text:p text:style-name="P15">$23-00 <text:span text:style-name="T27">µSv/h</text:span></text:p>
          </table:table-cell>
        </table:table-row>
        <table:table-row table:style-name="t23.1">
          <table:table-cell table:style-name="t23.A3" office:value-type="string">
            <text:p text:style-name="P16">7<text:span text:style-name="T5">0</text:span> <text:span text:style-name="T27">µSv/h</text:span></text:p>
          </table:table-cell>
          <table:table-cell table:style-name="t23.B3" office:value-type="string">
            <text:p text:style-name="P15">$23-01 <text:span text:style-name="T27">µSv/h</text:span></text:p>
          </table:table-cell>
        </table:table-row>
        <table:table-row table:style-name="t23.1">
          <table:table-cell table:style-name="t23.A3" office:value-type="string">
            <text:p text:style-name="P16"><text:span text:style-name="T5">0,</text:span>7 <text:span text:style-name="T27">mSv/h</text:span></text:p>
          </table:table-cell>
          <table:table-cell table:style-name="t23.B3" office:value-type="string">
            <text:p text:style-name="P15">$23-02 <text:span text:style-name="T27">mSv/h</text:span></text:p>
          </table:table-cell>
        </table:table-row>
        <table:table-row table:style-name="t23.1">
          <table:table-cell table:style-name="t23.A3" office:value-type="string">
            <text:p text:style-name="P16">7 <text:span text:style-name="T27">mSv/h</text:span></text:p>
          </table:table-cell>
          <table:table-cell table:style-name="t23.B3" office:value-type="string">
            <text:p text:style-name="P15">$23-03 <text:span text:style-name="T27">mSv/h</text:span></text:p>
          </table:table-cell>
        </table:table-row>
        <table:table-row table:style-name="t23.1">
          <table:table-cell table:style-name="t23.A7" office:value-type="string">
            <text:p text:style-name="P16"><text:span text:style-name="T5">70</text:span> <text:span text:style-name="T27">mSv/h</text:span></text:p>
          </table:table-cell>
          <table:table-cell table:style-name="t23.B7" office:value-type="string">
            <text:p text:style-name="P15">$23-04 <text:span text:style-name="T27">mSv/h</text:span></text:p>
          </table:table-cell>
        </table:table-row>
      </table:table>
      <table:table table:name="t24" table:style-name="t24">
        <table:table-column table:style-name="t24.A"/>
        <table:table-column table:style-name="t24.B"/>
        <text:soft-page-break/>
        <table:table-row table:style-name="t24.1">
          <table:table-cell table:style-name="t24.A1" table:number-columns-spanned="2" office:value-type="string">
            <text:p text:style-name="P31"><text:span text:style-name="T42">PU-2 (</text:span><text:span text:style-name="T43">γ</text:span><text:span text:style-name="T42">)</text:span></text:p>
          </table:table-cell>
          <table:covered-table-cell/>
        </table:table-row>
        <table:table-row table:style-name="t24.1">
          <table:table-cell table:style-name="t24.A2" office:value-type="string">
            <text:p text:style-name="P64"><text:span text:style-name="T4">Dose rate at check point</text:span><text:span text:style-name="T5">,</text:span></text:p>
            <text:p text:style-name="P66"><draw:frame draw:style-name="fr2" draw:name="Объект7" text:anchor-type="as-char" svg:y="-0.1339in" svg:width="0.5429in" style:rel-width="scale" svg:height="0.1854in" style:rel-height="scale" draw:z-index="21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t24.B2" office:value-type="string">
            <text:p text:style-name="P65">Calibration data,</text:p>
            <text:p text:style-name="P4"><draw:frame draw:style-name="fr2" draw:name="Объект8" text:anchor-type="as-char" svg:y="-0.152in" svg:width="0.4874in" style:rel-width="scale" svg:height="0.2043in" style:rel-height="scale" draw:z-index="22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</table:table-row>
        <table:table-row table:style-name="t24.1">
          <table:table-cell table:style-name="t24.A3" office:value-type="string">
            <text:p text:style-name="P16"><text:span text:style-name="T5">7</text:span> <text:span text:style-name="T27">µSv/h</text:span></text:p>
          </table:table-cell>
          <table:table-cell table:style-name="t24.B3" office:value-type="string">
            <text:p text:style-name="P15">$24-00 <text:span text:style-name="T27">µSv/h</text:span></text:p>
          </table:table-cell>
        </table:table-row>
        <table:table-row table:style-name="t24.1">
          <table:table-cell table:style-name="t24.A3" office:value-type="string">
            <text:p text:style-name="P16">7<text:span text:style-name="T5">0</text:span> <text:span text:style-name="T27">µSv/h</text:span></text:p>
          </table:table-cell>
          <table:table-cell table:style-name="t24.B3" office:value-type="string">
            <text:p text:style-name="P15">$24-01 <text:span text:style-name="T27">µSv/h</text:span></text:p>
          </table:table-cell>
        </table:table-row>
        <table:table-row table:style-name="t24.1">
          <table:table-cell table:style-name="t24.A3" office:value-type="string">
            <text:p text:style-name="P16"><text:span text:style-name="T5">0,</text:span>7 <text:span text:style-name="T27">mSv/h</text:span></text:p>
          </table:table-cell>
          <table:table-cell table:style-name="t24.B3" office:value-type="string">
            <text:p text:style-name="P15">$24-02 <text:span text:style-name="T27">mSv/h</text:span></text:p>
          </table:table-cell>
        </table:table-row>
        <table:table-row table:style-name="t24.1">
          <table:table-cell table:style-name="t24.A3" office:value-type="string">
            <text:p text:style-name="P16">7 <text:span text:style-name="T27">mSv/h</text:span></text:p>
          </table:table-cell>
          <table:table-cell table:style-name="t24.B3" office:value-type="string">
            <text:p text:style-name="P15">$24-03 <text:span text:style-name="T27">mSv/h</text:span></text:p>
          </table:table-cell>
        </table:table-row>
        <table:table-row table:style-name="t24.1">
          <table:table-cell table:style-name="t24.A7" office:value-type="string">
            <text:p text:style-name="P16"><text:span text:style-name="T5">70</text:span> <text:span text:style-name="T27">mSv/h</text:span></text:p>
          </table:table-cell>
          <table:table-cell table:style-name="t24.B7" office:value-type="string">
            <text:p text:style-name="P15">$24-04 <text:span text:style-name="T27">mSv/h</text:span></text:p>
          </table:table-cell>
        </table:table-row>
      </table:table>
      <table:table table:name="t18" table:style-name="t18">
        <table:table-column table:style-name="t18.A"/>
        <table:table-column table:style-name="t18.B"/>
        <table:table-row table:style-name="t18.1">
          <table:table-cell table:style-name="t18.A1" table:number-columns-spanned="2" office:value-type="string">
            <text:p text:style-name="P31"><text:span text:style-name="T42">PU-4 (</text:span><text:span text:style-name="T43">γ</text:span><text:span text:style-name="T42">)</text:span></text:p>
          </table:table-cell>
          <table:covered-table-cell/>
        </table:table-row>
        <table:table-row table:style-name="t18.1">
          <table:table-cell table:style-name="t18.A2" office:value-type="string">
            <text:p text:style-name="P64"><text:span text:style-name="T4">Dose rate at check point</text:span><text:span text:style-name="T5">,</text:span></text:p>
            <text:p text:style-name="P66"><draw:frame draw:style-name="fr2" draw:name="Объект9" text:anchor-type="as-char" svg:y="-0.1339in" svg:width="0.5429in" style:rel-width="scale" svg:height="0.1854in" style:rel-height="scale" draw:z-index="12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t18.B2" office:value-type="string">
            <text:p text:style-name="P65">Calibration data,</text:p>
            <text:p text:style-name="P4"><draw:frame draw:style-name="fr2" draw:name="Объект10" text:anchor-type="as-char" svg:y="-0.152in" svg:width="0.4874in" style:rel-width="scale" svg:height="0.2043in" style:rel-height="scale" draw:z-index="14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</table:table-row>
        <table:table-row table:style-name="t18.1">
          <table:table-cell table:style-name="t18.A3" office:value-type="string">
            <text:p text:style-name="P16">7 <text:span text:style-name="T27">µSv/h</text:span></text:p>
          </table:table-cell>
          <table:table-cell table:style-name="t18.B3" office:value-type="string">
            <text:p text:style-name="P57">$18-00 <text:span text:style-name="T27">µSv/h</text:span></text:p>
          </table:table-cell>
        </table:table-row>
        <table:table-row table:style-name="t18.1">
          <table:table-cell table:style-name="t18.A3" office:value-type="string">
            <text:p text:style-name="P16">7<text:span text:style-name="T5">0</text:span> <text:span text:style-name="T27">µSv/h</text:span></text:p>
          </table:table-cell>
          <table:table-cell table:style-name="t18.B3" office:value-type="string">
            <text:p text:style-name="P57">$18-01 <text:span text:style-name="T27">µSv/h</text:span></text:p>
          </table:table-cell>
        </table:table-row>
        <table:table-row table:style-name="t18.1">
          <table:table-cell table:style-name="t18.A3" office:value-type="string">
            <text:p text:style-name="P16"><text:span text:style-name="T5">0,</text:span>7 <text:span text:style-name="T27">mSv/h</text:span></text:p>
          </table:table-cell>
          <table:table-cell table:style-name="t18.B3" office:value-type="string">
            <text:p text:style-name="P57">$18-02 <text:span text:style-name="T27">mSv/h</text:span></text:p>
          </table:table-cell>
        </table:table-row>
        <table:table-row table:style-name="t18.1">
          <table:table-cell table:style-name="t18.A3" office:value-type="string">
            <text:p text:style-name="P16">7 <text:span text:style-name="T27">mSv/h</text:span></text:p>
          </table:table-cell>
          <table:table-cell table:style-name="t18.B3" office:value-type="string">
            <text:p text:style-name="P57">$18-03 <text:span text:style-name="T27">mSv/h</text:span></text:p>
          </table:table-cell>
        </table:table-row>
        <table:table-row table:style-name="t18.1">
          <table:table-cell table:style-name="t18.A7" office:value-type="string">
            <text:p text:style-name="P16"><text:span text:style-name="T5">70</text:span> <text:span text:style-name="T27">mSv/h</text:span></text:p>
          </table:table-cell>
          <table:table-cell table:style-name="t18.B7" office:value-type="string">
            <text:p text:style-name="P57">$18-0<text:span text:style-name="T5">4 </text:span><text:span text:style-name="T27">mSv/h</text:span></text:p>
          </table:table-cell>
        </table:table-row>
      </table:table>
      <table:table table:name="t29" table:style-name="t29">
        <table:table-column table:style-name="t29.A"/>
        <table:table-column table:style-name="t29.B"/>
        <table:table-row table:style-name="t29.1">
          <table:table-cell table:style-name="t29.A1" table:number-columns-spanned="2" office:value-type="string">
            <text:p text:style-name="P31"><text:span text:style-name="T42">PU-5 (</text:span><text:span text:style-name="T43">γ</text:span><text:span text:style-name="T42">)</text:span></text:p>
          </table:table-cell>
          <table:covered-table-cell/>
        </table:table-row>
        <table:table-row table:style-name="t29.1">
          <table:table-cell table:style-name="t29.A2" office:value-type="string">
            <text:p text:style-name="P64"><text:span text:style-name="T4">Dose rate at check point</text:span><text:span text:style-name="T5">,</text:span></text:p>
            <text:p text:style-name="P66"><draw:frame draw:style-name="fr2" draw:name="Объект11" text:anchor-type="as-char" svg:y="-0.1339in" svg:width="0.5429in" style:rel-width="scale" svg:height="0.1854in" style:rel-height="scale" draw:z-index="15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t29.B2" office:value-type="string">
            <text:p text:style-name="P65">Calibration data,</text:p>
            <text:p text:style-name="P4"><draw:frame draw:style-name="fr2" draw:name="Объект12" text:anchor-type="as-char" svg:y="-0.152in" svg:width="0.4874in" style:rel-width="scale" svg:height="0.2043in" style:rel-height="scale" draw:z-index="16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</table:table-row>
        <table:table-row table:style-name="t29.1">
          <table:table-cell table:style-name="t29.A3" office:value-type="string">
            <text:p text:style-name="P16"><text:span text:style-name="T5">20</text:span> <text:span text:style-name="T27">µSv/h</text:span></text:p>
          </table:table-cell>
          <table:table-cell table:style-name="t29.B3" office:value-type="string">
            <text:p text:style-name="P15">$29-00 <text:span text:style-name="T27">µSv/h</text:span></text:p>
          </table:table-cell>
        </table:table-row>
        <table:table-row table:style-name="t29.1">
          <table:table-cell table:style-name="t29.A3" office:value-type="string">
            <text:p text:style-name="P16">7<text:span text:style-name="T5">0</text:span> <text:span text:style-name="T27">µSv/h</text:span></text:p>
          </table:table-cell>
          <table:table-cell table:style-name="t29.B3" office:value-type="string">
            <text:p text:style-name="P15">$29-01 <text:span text:style-name="T27">µSv/h</text:span></text:p>
          </table:table-cell>
        </table:table-row>
        <table:table-row table:style-name="t29.1">
          <table:table-cell table:style-name="t29.A3" office:value-type="string">
            <text:p text:style-name="P16"><text:span text:style-name="T5">0,</text:span>7 <text:span text:style-name="T27">mSv/h</text:span></text:p>
          </table:table-cell>
          <table:table-cell table:style-name="t29.B3" office:value-type="string">
            <text:p text:style-name="P15">$29-02 <text:span text:style-name="T27">mSv/h</text:span></text:p>
          </table:table-cell>
        </table:table-row>
        <table:table-row table:style-name="t29.1">
          <table:table-cell table:style-name="t29.A3" office:value-type="string">
            <text:p text:style-name="P16">7 <text:span text:style-name="T27">mSv/h</text:span></text:p>
          </table:table-cell>
          <table:table-cell table:style-name="t29.B3" office:value-type="string">
            <text:p text:style-name="P15">$29-03 <text:span text:style-name="T27">mSv/h</text:span></text:p>
          </table:table-cell>
        </table:table-row>
        <table:table-row table:style-name="t29.1">
          <table:table-cell table:style-name="t29.A7" office:value-type="string">
            <text:p text:style-name="P16"><text:span text:style-name="T5">70</text:span> <text:span text:style-name="T27">mSv/h</text:span></text:p>
          </table:table-cell>
          <table:table-cell table:style-name="t29.B7" office:value-type="string">
            <text:p text:style-name="P15">$29-04 <text:span text:style-name="T27">mSv/h</text:span></text:p>
          </table:table-cell>
        </table:table-row>
      </table:table>
      <table:table table:name="t1" table:style-name="t1">
        <table:table-column table:style-name="t1.A"/>
        <table:table-column table:style-name="t1.B"/>
        <table:table-row table:style-name="t1.1">
          <table:table-cell table:style-name="t1.A1" table:number-columns-spanned="2" office:value-type="string">
            <text:p text:style-name="P32"><text:span text:style-name="T34">BDKG-01 (</text:span><text:span text:style-name="T35">γ</text:span><text:span text:style-name="T34">)</text:span></text:p>
          </table:table-cell>
          <table:covered-table-cell/>
        </table:table-row>
        <table:table-row table:style-name="t1.1">
          <table:table-cell table:style-name="t1.A2" office:value-type="string">
            <text:p text:style-name="P64"><text:span text:style-name="T4">Dose rate at check point</text:span><text:span text:style-name="T5">,</text:span></text:p>
            <text:p text:style-name="P66"><draw:frame draw:style-name="fr2" draw:name="Объект13" text:anchor-type="as-char" svg:y="-0.1339in" svg:width="0.5429in" style:rel-width="scale" svg:height="0.1854in" style:rel-height="scale" draw:z-index="17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t1.B2" office:value-type="string">
            <text:p text:style-name="P65">Calibration data,</text:p>
            <text:p text:style-name="P4"><draw:frame draw:style-name="fr2" draw:name="Объект14" text:anchor-type="as-char" svg:y="-0.152in" svg:width="0.4874in" style:rel-width="scale" svg:height="0.2043in" style:rel-height="scale" draw:z-index="18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</table:table-row>
        <table:table-row table:style-name="t1.1">
          <table:table-cell table:style-name="t1.A3" office:value-type="string">
            <text:p text:style-name="P16">0,7 µSv/h</text:p>
          </table:table-cell>
          <table:table-cell table:style-name="t1.B3" office:value-type="string">
            <text:p text:style-name="P15">$1-00 <text:span text:style-name="T27">µSv/h</text:span></text:p>
          </table:table-cell>
        </table:table-row>
        <table:table-row table:style-name="t1.1">
          <table:table-cell table:style-name="t1.A3" office:value-type="string">
            <text:p text:style-name="P16">7 µSv/h</text:p>
          </table:table-cell>
          <table:table-cell table:style-name="t1.B3" office:value-type="string">
            <text:p text:style-name="P15">$1-01 <text:span text:style-name="T27">µSv/h</text:span></text:p>
          </table:table-cell>
        </table:table-row>
        <table:table-row table:style-name="t1.1">
          <table:table-cell table:style-name="t1.A3" office:value-type="string">
            <text:p text:style-name="P16">70 µSv/h</text:p>
          </table:table-cell>
          <table:table-cell table:style-name="t1.B3" office:value-type="string">
            <text:p text:style-name="P15">$1-02 <text:span text:style-name="T27">µSv/h</text:span></text:p>
          </table:table-cell>
        </table:table-row>
        <table:table-row table:style-name="t1.1">
          <table:table-cell table:style-name="t1.A3" office:value-type="string">
            <text:p text:style-name="P16">0,7 mSv/h</text:p>
          </table:table-cell>
          <table:table-cell table:style-name="t1.B3" office:value-type="string">
            <text:p text:style-name="P15">$1-03 <text:span text:style-name="T27">mSv/h</text:span></text:p>
          </table:table-cell>
        </table:table-row>
        <table:table-row table:style-name="t1.1">
          <table:table-cell table:style-name="t1.A3" office:value-type="string">
            <text:p text:style-name="P16">7,0 mSv/h</text:p>
          </table:table-cell>
          <table:table-cell table:style-name="t1.B3" office:value-type="string">
            <text:p text:style-name="P15">$1-04 <text:span text:style-name="T27">mSv/h</text:span></text:p>
          </table:table-cell>
        </table:table-row>
        <table:table-row table:style-name="t1.1">
          <table:table-cell table:style-name="t1.A3" office:value-type="string">
            <text:p text:style-name="P16">70 mSv/h</text:p>
          </table:table-cell>
          <table:table-cell table:style-name="t1.B3" office:value-type="string">
            <text:p text:style-name="P15">$1-05 <text:span text:style-name="T27">mSv/h</text:span></text:p>
          </table:table-cell>
        </table:table-row>
        <table:table-row table:style-name="t1.1">
          <table:table-cell table:style-name="t1.A3" office:value-type="string">
            <text:p text:style-name="P16"><text:span text:style-name="T27">0,7</text:span> Sv/h</text:p>
          </table:table-cell>
          <table:table-cell table:style-name="t1.B3" office:value-type="string">
            <text:p text:style-name="P15">$1-06 <text:span text:style-name="T27">Sv/h</text:span></text:p>
          </table:table-cell>
        </table:table-row>
        <table:table-row table:style-name="t1.1">
          <table:table-cell table:style-name="t1.A10" office:value-type="string">
            <text:p text:style-name="P16">7 Sv/h</text:p>
          </table:table-cell>
          <table:table-cell table:style-name="t1.B10" office:value-type="string">
            <text:p text:style-name="P15">$1-07 <text:span text:style-name="T27">Sv/h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row table:style-name="t2.1">
          <table:table-cell table:style-name="t2.A1" table:number-columns-spanned="2" office:value-type="string">
            <text:p text:style-name="P32"><text:span text:style-name="T34">BDKG-03 (</text:span><text:span text:style-name="T35">γ</text:span><text:span text:style-name="T34">)</text:span></text:p>
          </table:table-cell>
          <table:covered-table-cell/>
        </table:table-row>
        <table:table-row table:style-name="t2.1">
          <table:table-cell table:style-name="t2.A2" office:value-type="string">
            <text:p text:style-name="P64"><text:span text:style-name="T4">Dose rate at check point</text:span><text:span text:style-name="T5">,</text:span></text:p>
            <text:p text:style-name="P66"><draw:frame draw:style-name="fr2" draw:name="Объект16" text:anchor-type="as-char" svg:y="-0.1339in" svg:width="0.5429in" style:rel-width="scale" svg:height="0.1854in" style:rel-height="scale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t2.B2" office:value-type="string">
            <text:p text:style-name="P65">Calibration data,</text:p>
            <text:p text:style-name="P4"><draw:frame draw:style-name="fr2" draw:name="Объект17" text:anchor-type="as-char" svg:y="-0.152in" svg:width="0.4874in" style:rel-width="scale" svg:height="0.2043in" style:rel-height="scale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</table:table-row>
        <table:table-row table:style-name="t2.1">
          <table:table-cell table:style-name="t2.A3" office:value-type="string">
            <text:p text:style-name="P16"><text:span text:style-name="T5">0,07</text:span> µSv/h</text:p>
          </table:table-cell>
          <table:table-cell table:style-name="t2.B3" office:value-type="string">
            <text:p text:style-name="P15">$2-00 <text:span text:style-name="T27">µSv/h</text:span></text:p>
          </table:table-cell>
        </table:table-row>
        <table:table-row table:style-name="t2.1">
          <table:table-cell table:style-name="t2.A3" office:value-type="string">
            <text:p text:style-name="P16">0,7 µSv/h</text:p>
          </table:table-cell>
          <table:table-cell table:style-name="t2.B3" office:value-type="string">
            <text:p text:style-name="P15">$2-01 <text:span text:style-name="T27">µSv/h</text:span></text:p>
          </table:table-cell>
        </table:table-row>
        <table:table-row table:style-name="t2.1">
          <table:table-cell table:style-name="t2.A3" office:value-type="string">
            <text:p text:style-name="P16">7 µSv/h</text:p>
          </table:table-cell>
          <table:table-cell table:style-name="t2.B3" office:value-type="string">
            <text:p text:style-name="P15">$2-02 <text:span text:style-name="T27">µSv/h</text:span></text:p>
          </table:table-cell>
        </table:table-row>
        <table:table-row table:style-name="t2.1">
          <table:table-cell table:style-name="t2.A3" office:value-type="string">
            <text:p text:style-name="P16">70 µSv/h</text:p>
          </table:table-cell>
          <table:table-cell table:style-name="t2.B3" office:value-type="string">
            <text:p text:style-name="P15">$2-03 <text:span text:style-name="T27">µSv/h</text:span></text:p>
          </table:table-cell>
        </table:table-row>
        <table:table-row table:style-name="t2.1">
          <table:table-cell table:style-name="t2.A7" office:value-type="string">
            <text:p text:style-name="P16"><text:span text:style-name="T27">240</text:span> <text:span text:style-name="T27">µSv/h</text:span></text:p>
          </table:table-cell>
          <table:table-cell table:style-name="t2.B7" office:value-type="string">
            <text:p text:style-name="P15">$2-04 <text:span text:style-name="T27">µSv/h</text:span></text:p>
          </table:table-cell>
        </table:table-row>
      </table:table>
      <table:table table:name="t3" table:style-name="t3">
        <table:table-column table:style-name="t3.A"/>
        <table:table-column table:style-name="t3.B"/>
        <text:soft-page-break/>
        <table:table-row table:style-name="t3.1">
          <table:table-cell table:style-name="t3.A1" table:number-columns-spanned="2" office:value-type="string">
            <text:p text:style-name="P32"><text:span text:style-name="T34">BDKG-04 (</text:span><text:span text:style-name="T35">γ</text:span><text:span text:style-name="T34">)</text:span></text:p>
          </table:table-cell>
          <table:covered-table-cell/>
        </table:table-row>
        <table:table-row table:style-name="t3.1">
          <table:table-cell table:style-name="t3.A2" office:value-type="string">
            <text:p text:style-name="P64"><text:span text:style-name="T4">Dose rate at check point</text:span><text:span text:style-name="T5">,</text:span></text:p>
            <text:p text:style-name="P66"><draw:frame draw:style-name="fr2" draw:name="Объект18" text:anchor-type="as-char" svg:y="-0.1339in" svg:width="0.5429in" style:rel-width="scale" svg:height="0.1854in" style:rel-height="scale" draw:z-index="27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t3.B2" office:value-type="string">
            <text:p text:style-name="P65">Calibration data,</text:p>
            <text:p text:style-name="P4"><draw:frame draw:style-name="fr2" draw:name="Объект19" text:anchor-type="as-char" svg:y="-0.152in" svg:width="0.4874in" style:rel-width="scale" svg:height="0.2043in" style:rel-height="scale" draw:z-index="28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</table:table-row>
        <table:table-row table:style-name="t3.1">
          <table:table-cell table:style-name="t3.A3" office:value-type="string">
            <text:p text:style-name="P16"><text:span text:style-name="T5">0,07</text:span> µSv/h</text:p>
          </table:table-cell>
          <table:table-cell table:style-name="t3.B3" office:value-type="string">
            <text:p text:style-name="P15">$3-00 <text:span text:style-name="T27">µSv/h</text:span></text:p>
          </table:table-cell>
        </table:table-row>
        <table:table-row table:style-name="t3.1">
          <table:table-cell table:style-name="t3.A3" office:value-type="string">
            <text:p text:style-name="P16">0,7 µSv/h</text:p>
          </table:table-cell>
          <table:table-cell table:style-name="t3.B3" office:value-type="string">
            <text:p text:style-name="P15">$3-01 <text:span text:style-name="T27">µSv/h</text:span></text:p>
          </table:table-cell>
        </table:table-row>
        <table:table-row table:style-name="t3.1">
          <table:table-cell table:style-name="t3.A3" office:value-type="string">
            <text:p text:style-name="P16">7 µSv/h</text:p>
          </table:table-cell>
          <table:table-cell table:style-name="t3.B3" office:value-type="string">
            <text:p text:style-name="P15">$3-02 <text:span text:style-name="T27">µSv/h</text:span></text:p>
          </table:table-cell>
        </table:table-row>
        <table:table-row table:style-name="t3.1">
          <table:table-cell table:style-name="t3.A3" office:value-type="string">
            <text:p text:style-name="P16">70 µSv/h</text:p>
          </table:table-cell>
          <table:table-cell table:style-name="t3.B3" office:value-type="string">
            <text:p text:style-name="P15">$3-03 <text:span text:style-name="T27">µSv/h</text:span></text:p>
          </table:table-cell>
        </table:table-row>
        <table:table-row table:style-name="t3.1">
          <table:table-cell table:style-name="t3.A3" office:value-type="string">
            <text:p text:style-name="P16">0,7 mSv/h</text:p>
          </table:table-cell>
          <table:table-cell table:style-name="t3.B3" office:value-type="string">
            <text:p text:style-name="P15">$3-04 <text:span text:style-name="T27">mSv/h</text:span></text:p>
          </table:table-cell>
        </table:table-row>
        <table:table-row table:style-name="t3.1">
          <table:table-cell table:style-name="t3.A3" office:value-type="string">
            <text:p text:style-name="P16">7,0 mSv/h</text:p>
          </table:table-cell>
          <table:table-cell table:style-name="t3.B3" office:value-type="string">
            <text:p text:style-name="P15">$3-05 <text:span text:style-name="T27">mSv/h</text:span></text:p>
          </table:table-cell>
        </table:table-row>
        <table:table-row table:style-name="t3.1">
          <table:table-cell table:style-name="t3.A3" office:value-type="string">
            <text:p text:style-name="P16">70 mSv/h</text:p>
          </table:table-cell>
          <table:table-cell table:style-name="t3.B3" office:value-type="string">
            <text:p text:style-name="P15">$3-06 <text:span text:style-name="T27">mSv/h</text:span></text:p>
          </table:table-cell>
        </table:table-row>
        <table:table-row table:style-name="t3.1">
          <table:table-cell table:style-name="t3.A3" office:value-type="string">
            <text:p text:style-name="P16"><text:span text:style-name="T27">0,7</text:span> Sv/h</text:p>
          </table:table-cell>
          <table:table-cell table:style-name="t3.B3" office:value-type="string">
            <text:p text:style-name="P15">$3-07 <text:span text:style-name="T27">Sv/h</text:span></text:p>
          </table:table-cell>
        </table:table-row>
        <table:table-row table:style-name="t3.1">
          <table:table-cell table:style-name="t3.A11" office:value-type="string">
            <text:p text:style-name="P16">7 Sv/h</text:p>
          </table:table-cell>
          <table:table-cell table:style-name="t3.B11" office:value-type="string">
            <text:p text:style-name="P15">$3-08 <text:span text:style-name="T27">Sv/h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row table:style-name="t4.1">
          <table:table-cell table:style-name="t4.A1" table:number-columns-spanned="2" office:value-type="string">
            <text:p text:style-name="P32"><text:span text:style-name="T34">BDKG-05 (</text:span><text:span text:style-name="T35">γ</text:span><text:span text:style-name="T34">)</text:span></text:p>
          </table:table-cell>
          <table:covered-table-cell/>
        </table:table-row>
        <table:table-row table:style-name="t4.1">
          <table:table-cell table:style-name="t4.A2" office:value-type="string">
            <text:p text:style-name="P64"><text:span text:style-name="T4">Dose rate at check point</text:span><text:span text:style-name="T5">,</text:span></text:p>
            <text:p text:style-name="P66"><draw:frame draw:style-name="fr2" draw:name="Объект20" text:anchor-type="as-char" svg:y="-0.1339in" svg:width="0.5429in" style:rel-width="scale" svg:height="0.1854in" style:rel-height="scale" draw:z-index="29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t4.B2" office:value-type="string">
            <text:p text:style-name="P65">Calibration data,</text:p>
            <text:p text:style-name="P4"><draw:frame draw:style-name="fr2" draw:name="Объект21" text:anchor-type="as-char" svg:y="-0.152in" svg:width="0.4874in" style:rel-width="scale" svg:height="0.2043in" style:rel-height="scale" draw:z-index="31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</table:table-row>
        <table:table-row table:style-name="t4.1">
          <table:table-cell table:style-name="t4.A3" office:value-type="string">
            <text:p text:style-name="P16"><text:span text:style-name="T5">0,07</text:span> µSv/h</text:p>
          </table:table-cell>
          <table:table-cell table:style-name="t4.B3" office:value-type="string">
            <text:p text:style-name="P15">$4-00 <text:span text:style-name="T27">µSv/h</text:span></text:p>
          </table:table-cell>
        </table:table-row>
        <table:table-row table:style-name="t4.1">
          <table:table-cell table:style-name="t4.A3" office:value-type="string">
            <text:p text:style-name="P16">0,7 µSv/h</text:p>
          </table:table-cell>
          <table:table-cell table:style-name="t4.B3" office:value-type="string">
            <text:p text:style-name="P15">$4-01 <text:span text:style-name="T27">µSv/h</text:span></text:p>
          </table:table-cell>
        </table:table-row>
        <table:table-row table:style-name="t4.1">
          <table:table-cell table:style-name="t4.A3" office:value-type="string">
            <text:p text:style-name="P16">7 µSv/h</text:p>
          </table:table-cell>
          <table:table-cell table:style-name="t4.B3" office:value-type="string">
            <text:p text:style-name="P15">$4-02 <text:span text:style-name="T27">µSv/h</text:span></text:p>
          </table:table-cell>
        </table:table-row>
        <table:table-row table:style-name="t4.1">
          <table:table-cell table:style-name="t4.A3" office:value-type="string">
            <text:p text:style-name="P16">70 µSv/h</text:p>
          </table:table-cell>
          <table:table-cell table:style-name="t4.B3" office:value-type="string">
            <text:p text:style-name="P15">$4-03 <text:span text:style-name="T27">µSv/h</text:span></text:p>
          </table:table-cell>
        </table:table-row>
        <table:table-row table:style-name="t4.1">
          <table:table-cell table:style-name="t4.A7" office:value-type="string">
            <text:p text:style-name="P16">240 µSv/h</text:p>
          </table:table-cell>
          <table:table-cell table:style-name="t4.B7" office:value-type="string">
            <text:p text:style-name="P15">$4-04 <text:span text:style-name="T27">µSv/h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row table:style-name="t5.1">
          <table:table-cell table:style-name="t5.A1" table:number-columns-spanned="2" office:value-type="string">
            <text:p text:style-name="P32"><text:span text:style-name="T34">BDKG-11 (</text:span><text:span text:style-name="T35">γ</text:span><text:span text:style-name="T34">)</text:span></text:p>
          </table:table-cell>
          <table:covered-table-cell/>
        </table:table-row>
        <table:table-row table:style-name="t5.1">
          <table:table-cell table:style-name="t5.A2" office:value-type="string">
            <text:p text:style-name="P64"><text:span text:style-name="T4">Dose rate at check point</text:span><text:span text:style-name="T5">,</text:span></text:p>
            <text:p text:style-name="P66"><draw:frame draw:style-name="fr2" draw:name="Объект22" text:anchor-type="as-char" svg:y="-0.1339in" svg:width="0.5429in" style:rel-width="scale" svg:height="0.1854in" style:rel-height="scale" draw:z-index="32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t5.B2" office:value-type="string">
            <text:p text:style-name="P65">Calibration data,</text:p>
            <text:p text:style-name="P4"><draw:frame draw:style-name="fr2" draw:name="Объект23" text:anchor-type="as-char" svg:y="-0.152in" svg:width="0.4874in" style:rel-width="scale" svg:height="0.2043in" style:rel-height="scale" draw:z-index="33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</table:table-row>
        <table:table-row table:style-name="t5.1">
          <table:table-cell table:style-name="t5.A3" office:value-type="string">
            <text:p text:style-name="P16"><text:span text:style-name="T5">0,07</text:span> µSv/h</text:p>
          </table:table-cell>
          <table:table-cell table:style-name="t5.B3" office:value-type="string">
            <text:p text:style-name="P15">$5-00 <text:span text:style-name="T27">µSv/h</text:span></text:p>
          </table:table-cell>
        </table:table-row>
        <table:table-row table:style-name="t5.1">
          <table:table-cell table:style-name="t5.A3" office:value-type="string">
            <text:p text:style-name="P16">0,7 µSv/h</text:p>
          </table:table-cell>
          <table:table-cell table:style-name="t5.B3" office:value-type="string">
            <text:p text:style-name="P15">$5-01 <text:span text:style-name="T27">µSv/h</text:span></text:p>
          </table:table-cell>
        </table:table-row>
        <table:table-row table:style-name="t5.1">
          <table:table-cell table:style-name="t5.A3" office:value-type="string">
            <text:p text:style-name="P16">7 µSv/h</text:p>
          </table:table-cell>
          <table:table-cell table:style-name="t5.B3" office:value-type="string">
            <text:p text:style-name="P15">$5-02 <text:span text:style-name="T27">µSv/h</text:span></text:p>
          </table:table-cell>
        </table:table-row>
        <table:table-row table:style-name="t5.1">
          <table:table-cell table:style-name="t5.A6" office:value-type="string">
            <text:p text:style-name="P16">70 µSv/h</text:p>
          </table:table-cell>
          <table:table-cell table:style-name="t5.B6" office:value-type="string">
            <text:p text:style-name="P15">$5-03 <text:span text:style-name="T27">µSv/h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row table:style-name="t6.1">
          <table:table-cell table:style-name="t6.A1" table:number-columns-spanned="2" office:value-type="string">
            <text:p text:style-name="P32"><text:span text:style-name="T34">BDKG-17 (</text:span><text:span text:style-name="T35">γ</text:span><text:span text:style-name="T34">)</text:span></text:p>
          </table:table-cell>
          <table:covered-table-cell/>
        </table:table-row>
        <table:table-row table:style-name="t6.1">
          <table:table-cell table:style-name="t6.A2" office:value-type="string">
            <text:p text:style-name="P64"><text:span text:style-name="T4">Dose rate at check point</text:span><text:span text:style-name="T5">,</text:span></text:p>
            <text:p text:style-name="P66"><draw:frame draw:style-name="fr2" draw:name="Объект24" text:anchor-type="as-char" svg:y="-0.1339in" svg:width="0.5429in" style:rel-width="scale" svg:height="0.1854in" style:rel-height="scale" draw:z-index="23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t6.B2" office:value-type="string">
            <text:p text:style-name="P65">Calibration data,</text:p>
            <text:p text:style-name="P4"><draw:frame draw:style-name="fr2" draw:name="Объект25" text:anchor-type="as-char" svg:y="-0.152in" svg:width="0.4874in" style:rel-width="scale" svg:height="0.2043in" style:rel-height="scale" draw:z-index="24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</table:table-row>
        <table:table-row table:style-name="t6.1">
          <table:table-cell table:style-name="t6.A3" office:value-type="string">
            <text:p text:style-name="P16"><text:span text:style-name="T5">7,0</text:span> mSv/h</text:p>
          </table:table-cell>
          <table:table-cell table:style-name="t6.B3" office:value-type="string">
            <text:p text:style-name="P15">$6-00<text:span text:style-name="T27"> mSv/h</text:span></text:p>
          </table:table-cell>
        </table:table-row>
        <table:table-row table:style-name="t6.1">
          <table:table-cell table:style-name="t6.A3" office:value-type="string">
            <text:p text:style-name="P16">7<text:span text:style-name="T5">0</text:span> mSv/h</text:p>
          </table:table-cell>
          <table:table-cell table:style-name="t6.B3" office:value-type="string">
            <text:p text:style-name="P15">$6-01 <text:span text:style-name="T27">mSv/h</text:span></text:p>
          </table:table-cell>
        </table:table-row>
        <table:table-row table:style-name="t6.1">
          <table:table-cell table:style-name="t6.A3" office:value-type="string">
            <text:p text:style-name="P16"><text:span text:style-name="T5">0,</text:span>7 Sv/h</text:p>
          </table:table-cell>
          <table:table-cell table:style-name="t6.B3" office:value-type="string">
            <text:p text:style-name="P15">$6-02 <text:span text:style-name="T27">Sv/h</text:span></text:p>
          </table:table-cell>
        </table:table-row>
        <table:table-row table:style-name="t6.1">
          <table:table-cell table:style-name="t6.A3" office:value-type="string">
            <text:p text:style-name="P16">7 Sv/h</text:p>
          </table:table-cell>
          <table:table-cell table:style-name="t6.B3" office:value-type="string">
            <text:p text:style-name="P15">$6-03 <text:span text:style-name="T27">Sv/h</text:span></text:p>
          </table:table-cell>
        </table:table-row>
        <table:table-row table:style-name="t6.1">
          <table:table-cell table:style-name="t6.A7" office:value-type="string">
            <text:p text:style-name="P16"><text:span text:style-name="T5">40</text:span> Sv/h</text:p>
          </table:table-cell>
          <table:table-cell table:style-name="t6.B7" office:value-type="string">
            <text:p text:style-name="P15">$6-04 <text:span text:style-name="T27">Sv/h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row table:style-name="t7.1">
          <table:table-cell table:style-name="t7.A1" table:number-columns-spanned="2" office:value-type="string">
            <text:p text:style-name="P32"><text:span text:style-name="T34">BDKG-24 (</text:span><text:span text:style-name="T35">γ</text:span><text:span text:style-name="T34">)</text:span></text:p>
          </table:table-cell>
          <table:covered-table-cell/>
        </table:table-row>
        <table:table-row table:style-name="t7.1">
          <table:table-cell table:style-name="t7.A2" office:value-type="string">
            <text:p text:style-name="P64"><text:span text:style-name="T4">Dose rate at check point</text:span><text:span text:style-name="T5">,</text:span></text:p>
            <text:p text:style-name="P66"><draw:frame draw:style-name="fr2" draw:name="Объект26" text:anchor-type="as-char" svg:y="-0.1339in" svg:width="0.5429in" style:rel-width="scale" svg:height="0.1854in" style:rel-height="scale" draw:z-index="25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t7.B2" office:value-type="string">
            <text:p text:style-name="P65">Calibration data,</text:p>
            <text:p text:style-name="P4"><draw:frame draw:style-name="fr2" draw:name="Объект27" text:anchor-type="as-char" svg:y="-0.152in" svg:width="0.4874in" style:rel-width="scale" svg:height="0.2043in" style:rel-height="scale" draw:z-index="26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</table:table-row>
        <table:table-row table:style-name="t7.1">
          <table:table-cell table:style-name="t7.A3" office:value-type="string">
            <text:p text:style-name="P16"><text:span text:style-name="T27">0,07</text:span> µSv/h</text:p>
          </table:table-cell>
          <table:table-cell table:style-name="t7.B3" office:value-type="string">
            <text:p text:style-name="P15">$7-00 <text:span text:style-name="T27">µSv/h</text:span></text:p>
          </table:table-cell>
        </table:table-row>
        <table:table-row table:style-name="t7.1">
          <table:table-cell table:style-name="t7.A3" office:value-type="string">
            <text:p text:style-name="P16">0,7 µSv/h</text:p>
          </table:table-cell>
          <table:table-cell table:style-name="t7.B3" office:value-type="string">
            <text:p text:style-name="P15">$7-01 <text:span text:style-name="T27">µSv/h</text:span></text:p>
          </table:table-cell>
        </table:table-row>
        <table:table-row table:style-name="t7.1">
          <table:table-cell table:style-name="t7.A3" office:value-type="string">
            <text:p text:style-name="P16">7 µSv/h</text:p>
          </table:table-cell>
          <table:table-cell table:style-name="t7.B3" office:value-type="string">
            <text:p text:style-name="P15">$7-02 <text:span text:style-name="T27">µSv/h</text:span></text:p>
          </table:table-cell>
        </table:table-row>
        <table:table-row table:style-name="t7.1">
          <table:table-cell table:style-name="t7.A3" office:value-type="string">
            <text:p text:style-name="P16">70 µSv/h</text:p>
          </table:table-cell>
          <table:table-cell table:style-name="t7.B3" office:value-type="string">
            <text:p text:style-name="P15">$7-03 <text:span text:style-name="T27">µSv/h</text:span></text:p>
          </table:table-cell>
        </table:table-row>
        <table:table-row table:style-name="t7.1">
          <table:table-cell table:style-name="t7.A3" office:value-type="string">
            <text:p text:style-name="P16">0,7 mSv/h</text:p>
          </table:table-cell>
          <table:table-cell table:style-name="t7.B3" office:value-type="string">
            <text:p text:style-name="P15">$7-04 <text:span text:style-name="T27">mSv/h</text:span></text:p>
          </table:table-cell>
        </table:table-row>
        <table:table-row table:style-name="t7.1">
          <table:table-cell table:style-name="t7.A3" office:value-type="string">
            <text:p text:style-name="P16">7,0 mSv/h</text:p>
          </table:table-cell>
          <table:table-cell table:style-name="t7.B3" office:value-type="string">
            <text:p text:style-name="P15">$7-05 <text:span text:style-name="T27">mSv/h</text:span></text:p>
          </table:table-cell>
        </table:table-row>
        <table:table-row table:style-name="t7.1">
          <table:table-cell table:style-name="t7.A3" office:value-type="string">
            <text:p text:style-name="P16">70 mSv/h</text:p>
          </table:table-cell>
          <table:table-cell table:style-name="t7.B3" office:value-type="string">
            <text:p text:style-name="P15">$7-06 <text:span text:style-name="T27">mSv/h</text:span></text:p>
          </table:table-cell>
        </table:table-row>
        <table:table-row table:style-name="t7.1">
          <table:table-cell table:style-name="t7.A10" office:value-type="string">
            <text:p text:style-name="P16">0,7 Sv/h</text:p>
          </table:table-cell>
          <table:table-cell table:style-name="t7.B10" office:value-type="string">
            <text:p text:style-name="P15">$7-07 <text:span text:style-name="T27">Sv/h</text:span></text:p>
          </table:table-cell>
        </table:table-row>
      </table:table>
      <table:table table:name="t8" table:style-name="t8">
        <table:table-column table:style-name="t8.A"/>
        <table:table-column table:style-name="t8.B"/>
        <text:soft-page-break/>
        <table:table-row table:style-name="t8.1">
          <table:table-cell table:style-name="t8.A1" table:number-columns-spanned="2" office:value-type="string">
            <text:p text:style-name="P32"><text:span text:style-name="T34">BDKG-30 (</text:span><text:span text:style-name="T35">γ</text:span><text:span text:style-name="T34">)</text:span></text:p>
          </table:table-cell>
          <table:covered-table-cell/>
        </table:table-row>
        <table:table-row table:style-name="t8.1">
          <table:table-cell table:style-name="t8.A2" office:value-type="string">
            <text:p text:style-name="P7"><text:span text:style-name="T40">Air</text:span><text:span text:style-name="T41"> </text:span><text:span text:style-name="T40">kerma rate at check point,</text:span></text:p>
            <text:p text:style-name="P70"><draw:frame draw:style-name="fr2" draw:name="Объект30" text:anchor-type="as-char" svg:y="-0.1437in" svg:width="0.3252in" style:rel-width="scale" svg:height="0.1945in" style:rel-height="scale" draw:z-index="36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</table:table-cell>
          <table:table-cell table:style-name="t8.B2" office:value-type="string">
            <text:p text:style-name="P65">Calibration data,</text:p>
            <text:p text:style-name="P6"><draw:frame draw:style-name="fr2" draw:name="Объект15" text:anchor-type="as-char" svg:y="-0.1437in" svg:width="0.298in" style:rel-width="scale" svg:height="0.1937in" style:rel-height="scale" draw:z-index="30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</table:table-row>
        <table:table-row table:style-name="t8.1">
          <table:table-cell table:style-name="t8.A3" office:value-type="string">
            <text:p text:style-name="P16">0,<text:span text:style-name="T5">0</text:span><text:span text:style-name="T27">7</text:span> µ<text:span text:style-name="T5">Gy</text:span>/h</text:p>
          </table:table-cell>
          <table:table-cell table:style-name="t8.B3" office:value-type="string">
            <text:p text:style-name="P15">$8-00 µ<text:span text:style-name="T5">Gy</text:span>/h</text:p>
          </table:table-cell>
        </table:table-row>
        <table:table-row table:style-name="t8.1">
          <table:table-cell table:style-name="t8.A3" office:value-type="string">
            <text:p text:style-name="P16">0,<text:span text:style-name="T27">7</text:span> µ<text:span text:style-name="T5">Gy</text:span>/h</text:p>
          </table:table-cell>
          <table:table-cell table:style-name="t8.B3" office:value-type="string">
            <text:p text:style-name="P15">$8-01 µ<text:span text:style-name="T5">Gy</text:span>/h</text:p>
          </table:table-cell>
        </table:table-row>
        <table:table-row table:style-name="t8.1">
          <table:table-cell table:style-name="t8.A3" office:value-type="string">
            <text:p text:style-name="P16">7 µ<text:span text:style-name="T5">Gy</text:span>/h</text:p>
          </table:table-cell>
          <table:table-cell table:style-name="t8.B3" office:value-type="string">
            <text:p text:style-name="P15">$8-02 µ<text:span text:style-name="T5">Gy</text:span>/h</text:p>
          </table:table-cell>
        </table:table-row>
        <table:table-row table:style-name="t8.1">
          <table:table-cell table:style-name="t8.A3" office:value-type="string">
            <text:p text:style-name="P16">70 µ<text:span text:style-name="T5">Gy</text:span>/h</text:p>
          </table:table-cell>
          <table:table-cell table:style-name="t8.B3" office:value-type="string">
            <text:p text:style-name="P15">$8-03 µ<text:span text:style-name="T5">Gy</text:span>/h</text:p>
          </table:table-cell>
        </table:table-row>
        <table:table-row table:style-name="t8.1">
          <table:table-cell table:style-name="t8.A3" office:value-type="string">
            <text:p text:style-name="P16">0,7 <text:span text:style-name="T5">mGy</text:span>/h</text:p>
          </table:table-cell>
          <table:table-cell table:style-name="t8.B3" office:value-type="string">
            <text:p text:style-name="P15">$8-04 <text:span text:style-name="T5">mGy</text:span>/h</text:p>
          </table:table-cell>
        </table:table-row>
        <table:table-row table:style-name="t8.1">
          <table:table-cell table:style-name="t8.A3" office:value-type="string">
            <text:p text:style-name="P16">7,0 <text:span text:style-name="T5">mGy</text:span>/h</text:p>
          </table:table-cell>
          <table:table-cell table:style-name="t8.B3" office:value-type="string">
            <text:p text:style-name="P15">$8-05 <text:span text:style-name="T5">mGy</text:span>/h</text:p>
          </table:table-cell>
        </table:table-row>
        <table:table-row table:style-name="t8.1">
          <table:table-cell table:style-name="t8.A3" office:value-type="string">
            <text:p text:style-name="P16">70 <text:span text:style-name="T5">mGy</text:span>/h</text:p>
          </table:table-cell>
          <table:table-cell table:style-name="t8.B3" office:value-type="string">
            <text:p text:style-name="P15">$8-06 <text:span text:style-name="T5">mGy</text:span>/h</text:p>
          </table:table-cell>
        </table:table-row>
        <table:table-row table:style-name="t8.1">
          <table:table-cell table:style-name="t8.A10" office:value-type="string">
            <text:p text:style-name="P16">0,7 <text:span text:style-name="T5">Gy</text:span>/h</text:p>
          </table:table-cell>
          <table:table-cell table:style-name="t8.B10" office:value-type="string">
            <text:p text:style-name="P15">$8-07 <text:span text:style-name="T5">Gy</text:span>/h</text:p>
          </table:table-cell>
        </table:table-row>
      </table:table>
      <table:table table:name="t9" table:style-name="t9">
        <table:table-column table:style-name="t9.A"/>
        <table:table-column table:style-name="t9.B"/>
        <table:table-row table:style-name="t9.1">
          <table:table-cell table:style-name="t9.A1" table:number-columns-spanned="2" office:value-type="string">
            <text:p text:style-name="P32"><text:span text:style-name="T34">BDKG-32 (</text:span><text:span text:style-name="T35">γ</text:span><text:span text:style-name="T34">)</text:span></text:p>
          </table:table-cell>
          <table:covered-table-cell/>
        </table:table-row>
        <table:table-row table:style-name="t9.1">
          <table:table-cell table:style-name="t9.A2" office:value-type="string">
            <text:p text:style-name="P64"><text:span text:style-name="T4">Dose rate at check point</text:span><text:span text:style-name="T5">,</text:span></text:p>
            <text:p text:style-name="P66"><draw:frame draw:style-name="fr2" draw:name="Объект28" text:anchor-type="as-char" svg:y="-0.1339in" svg:width="0.5429in" style:rel-width="scale" svg:height="0.1854in" style:rel-height="scale" draw:z-index="34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</table:table-cell>
          <table:table-cell table:style-name="t9.B2" office:value-type="string">
            <text:p text:style-name="P65">Calibration data,</text:p>
            <text:p text:style-name="P4"><draw:frame draw:style-name="fr2" draw:name="Объект29" text:anchor-type="as-char" svg:y="-0.152in" svg:width="0.4874in" style:rel-width="scale" svg:height="0.2043in" style:rel-height="scale" draw:z-index="35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</table:table-cell>
        </table:table-row>
        <table:table-row table:style-name="t9.1">
          <table:table-cell table:style-name="t9.A3" office:value-type="string">
            <text:p text:style-name="P16"><text:span text:style-name="T27">0,07</text:span> µSv/h</text:p>
          </table:table-cell>
          <table:table-cell table:style-name="t9.B3" office:value-type="string">
            <text:p text:style-name="P15">$9-00 µSv/h</text:p>
          </table:table-cell>
        </table:table-row>
        <table:table-row table:style-name="t9.1">
          <table:table-cell table:style-name="t9.A3" office:value-type="string">
            <text:p text:style-name="P16">0,7 µSv/h</text:p>
          </table:table-cell>
          <table:table-cell table:style-name="t9.B3" office:value-type="string">
            <text:p text:style-name="P15">$9-01 µSv/h</text:p>
          </table:table-cell>
        </table:table-row>
        <table:table-row table:style-name="t9.1">
          <table:table-cell table:style-name="t9.A3" office:value-type="string">
            <text:p text:style-name="P16">7 µSv/h</text:p>
          </table:table-cell>
          <table:table-cell table:style-name="t9.B3" office:value-type="string">
            <text:p text:style-name="P15">$9-02 µSv/h</text:p>
          </table:table-cell>
        </table:table-row>
        <table:table-row table:style-name="t9.1">
          <table:table-cell table:style-name="t9.A3" office:value-type="string">
            <text:p text:style-name="P16">70 µSv/h</text:p>
          </table:table-cell>
          <table:table-cell table:style-name="t9.B3" office:value-type="string">
            <text:p text:style-name="P15">$9-03 µSv/h</text:p>
          </table:table-cell>
        </table:table-row>
        <table:table-row table:style-name="t9.1">
          <table:table-cell table:style-name="t9.A3" office:value-type="string">
            <text:p text:style-name="P16">0,7 mSv/h</text:p>
          </table:table-cell>
          <table:table-cell table:style-name="t9.B3" office:value-type="string">
            <text:p text:style-name="P15">$9-04 <text:span text:style-name="T27">mSv/h</text:span></text:p>
          </table:table-cell>
        </table:table-row>
        <table:table-row table:style-name="t9.1">
          <table:table-cell table:style-name="t9.A3" office:value-type="string">
            <text:p text:style-name="P16">7,0 mSv/h</text:p>
          </table:table-cell>
          <table:table-cell table:style-name="t9.B3" office:value-type="string">
            <text:p text:style-name="P15">$9-05 <text:span text:style-name="T27">mSv/h</text:span></text:p>
          </table:table-cell>
        </table:table-row>
        <table:table-row table:style-name="t9.1">
          <table:table-cell table:style-name="t9.A3" office:value-type="string">
            <text:p text:style-name="P16">70 mSv/h</text:p>
          </table:table-cell>
          <table:table-cell table:style-name="t9.B3" office:value-type="string">
            <text:p text:style-name="P15">$9-06 <text:span text:style-name="T27">mSv/h</text:span></text:p>
          </table:table-cell>
        </table:table-row>
        <table:table-row table:style-name="t9.1">
          <table:table-cell table:style-name="t9.A10" office:value-type="string">
            <text:p text:style-name="P16">0,<text:span text:style-name="T27">4</text:span> Sv/h</text:p>
          </table:table-cell>
          <table:table-cell table:style-name="t9.B10" office:value-type="string">
            <text:p text:style-name="P15">$9-07 <text:span text:style-name="T27">Sv/h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row table:style-name="t10.1">
          <table:table-cell table:style-name="t10.A1" table:number-columns-spanned="2" office:value-type="string">
            <text:p text:style-name="P34"><text:span text:style-name="T34">BDKN-01 (</text:span><text:span text:style-name="T32">n</text:span><text:span text:style-name="T34">)</text:span></text:p>
          </table:table-cell>
          <table:covered-table-cell/>
        </table:table-row>
        <table:table-row table:style-name="t10.1">
          <table:table-cell table:style-name="t10.A2" office:value-type="string">
            <text:p text:style-name="P21"><text:span text:style-name="T33">Flux density</text:span><text:span text:style-name="T40"> </text:span><text:span text:style-name="T33">at check point </text:span><text:span text:style-name="T31">φ</text:span><text:span text:style-name="T26">0i</text:span><text:span text:style-name="T40"> ,<text:line-break/></text:span><text:span text:style-name="T30">s</text:span><text:span text:style-name="T23">-1</text:span><text:span text:style-name="T40">⋅</text:span><text:span text:style-name="T30">cm</text:span><text:span text:style-name="T23">-2</text:span></text:p>
          </table:table-cell>
          <table:table-cell table:style-name="t10.B2" office:value-type="string">
            <text:p text:style-name="P65">Calibration data,</text:p>
            <text:p text:style-name="P22"><text:span text:style-name="T30">s</text:span><text:span text:style-name="T23">-1</text:span><text:span text:style-name="T33">⋅</text:span><text:span text:style-name="T30">cm</text:span><text:span text:style-name="T23">-2</text:span></text:p>
          </table:table-cell>
        </table:table-row>
        <table:table-row table:style-name="t10.1">
          <table:table-cell table:style-name="t10.A3" office:value-type="string">
            <text:p text:style-name="P18">B(R)=$10-br1</text:p>
            <text:p text:style-name="P14"><text:span text:style-name="T18">φ</text:span><text:span text:style-name="T26">0i</text:span><text:span text:style-name="T5">=$10-fi1</text:span></text:p>
          </table:table-cell>
          <table:table-cell table:style-name="t10.B3" office:value-type="string">
            <text:p text:style-name="P20">$<text:span text:style-name="T27">1</text:span>0-01</text:p>
          </table:table-cell>
        </table:table-row>
        <table:table-row table:style-name="t10.1">
          <table:table-cell table:style-name="t10.A3" office:value-type="string">
            <text:p text:style-name="P18">B(R)=$10-br2</text:p>
            <text:p text:style-name="P14"><text:span text:style-name="T18">φ</text:span><text:span text:style-name="T26">0i</text:span><text:span text:style-name="T5">=$10-fi2</text:span></text:p>
          </table:table-cell>
          <table:table-cell table:style-name="t10.B3" office:value-type="string">
            <text:p text:style-name="P20">$<text:span text:style-name="T27">1</text:span>0-02</text:p>
          </table:table-cell>
        </table:table-row>
        <table:table-row table:style-name="t10.1">
          <table:table-cell table:style-name="t10.A3" office:value-type="string">
            <text:p text:style-name="P69">B(R)=$10-br3</text:p>
            <text:p text:style-name="P67"><text:span text:style-name="T18">φ</text:span><text:span text:style-name="T26">0i</text:span><text:span text:style-name="T5">=$10-fi3</text:span></text:p>
          </table:table-cell>
          <table:table-cell table:style-name="t10.B3" office:value-type="string">
            <text:p text:style-name="P20">$<text:span text:style-name="T27">1</text:span>0-03</text:p>
          </table:table-cell>
        </table:table-row>
        <table:table-row table:style-name="t10.1">
          <table:table-cell table:style-name="t10.A6" office:value-type="string">
            <text:p text:style-name="P69">B(R)=$10-br4</text:p>
            <text:p text:style-name="P67"><text:span text:style-name="T18">φ</text:span><text:span text:style-name="T26">0i</text:span><text:span text:style-name="T5">=$10-fi4</text:span></text:p>
          </table:table-cell>
          <table:table-cell table:style-name="t10.B6" office:value-type="string">
            <text:p text:style-name="P20">$<text:span text:style-name="T27">1</text:span>0-04</text:p>
          </table:table-cell>
        </table:table-row>
      </table:table>
      <table:table table:name="t11" table:style-name="t11">
        <table:table-column table:style-name="t11.A"/>
        <table:table-column table:style-name="t11.B"/>
        <table:table-row table:style-name="t11.1">
          <table:table-cell table:style-name="t11.A1" table:number-columns-spanned="2" office:value-type="string">
            <text:p text:style-name="P34"><text:span text:style-name="T34">BDKN-03 (</text:span><text:span text:style-name="T32">n</text:span><text:span text:style-name="T34">)</text:span></text:p>
          </table:table-cell>
          <table:covered-table-cell/>
        </table:table-row>
        <table:table-row table:style-name="t11.1">
          <table:table-cell table:style-name="t11.A2" office:value-type="string">
            <text:p text:style-name="P59">Dose rate at check point,</text:p>
            <text:p text:style-name="P58"><text:span text:style-name="T45">Ḣ</text:span><text:span text:style-name="T49">oi</text:span><text:span text:style-name="T60">(10)</text:span></text:p>
          </table:table-cell>
          <table:table-cell table:style-name="t11.B2" office:value-type="string">
            <text:p text:style-name="P65">Calibration data,</text:p>
            <text:p text:style-name="P4"><draw:frame draw:style-name="fr2" draw:name="Объект36" text:anchor-type="as-char" svg:y="-0.152in" svg:width="0.4874in" style:rel-width="scale" svg:height="0.2043in" style:rel-height="scale" draw:z-index="13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 table:style-name="t11.1">
          <table:table-cell table:style-name="t11.A3" office:value-type="string">
            <text:p text:style-name="P18">B(R)=$11-br1</text:p>
            <text:p text:style-name="P16"><text:span text:style-name="T46">H</text:span><text:span text:style-name="T53">*</text:span><text:span text:style-name="T50">oi</text:span><text:span text:style-name="T48">(10)</text:span><text:span text:style-name="T5">=$11-fi1</text:span></text:p>
          </table:table-cell>
          <table:table-cell table:style-name="t11.B3" office:value-type="string">
            <text:p text:style-name="P20">$<text:span text:style-name="T27">1</text:span>1-01</text:p>
          </table:table-cell>
        </table:table-row>
        <table:table-row table:style-name="t11.1">
          <table:table-cell table:style-name="t11.A3" office:value-type="string">
            <text:p text:style-name="P18">B(R)=$11-br2</text:p>
            <text:p text:style-name="P16"><text:span text:style-name="T46">H</text:span><text:span text:style-name="T53">*</text:span><text:span text:style-name="T50">oi</text:span><text:span text:style-name="T48">(10)</text:span><text:span text:style-name="T5">=$11-fi2</text:span></text:p>
          </table:table-cell>
          <table:table-cell table:style-name="t11.B3" office:value-type="string">
            <text:p text:style-name="P20">$<text:span text:style-name="T27">1</text:span>1-02</text:p>
          </table:table-cell>
        </table:table-row>
        <table:table-row table:style-name="t11.1">
          <table:table-cell table:style-name="t11.A3" office:value-type="string">
            <text:p text:style-name="P69">B(R)=$11-br3</text:p>
            <text:p text:style-name="P68"><text:span text:style-name="T46">H</text:span><text:span text:style-name="T53">*</text:span><text:span text:style-name="T50">oi</text:span><text:span text:style-name="T48">(10)</text:span><text:span text:style-name="T5">=$11-fi3</text:span></text:p>
          </table:table-cell>
          <table:table-cell table:style-name="t11.B3" office:value-type="string">
            <text:p text:style-name="P20">$<text:span text:style-name="T27">1</text:span>1-03</text:p>
          </table:table-cell>
        </table:table-row>
        <table:table-row table:style-name="t11.1">
          <table:table-cell table:style-name="t11.A6" office:value-type="string">
            <text:p text:style-name="P69">B(R)=$11-br4</text:p>
            <text:p text:style-name="P68"><text:span text:style-name="T46">H</text:span><text:span text:style-name="T53">*</text:span><text:span text:style-name="T50">oi</text:span><text:span text:style-name="T48">(10)</text:span><text:span text:style-name="T5">=$11-fi4</text:span></text:p>
          </table:table-cell>
          <table:table-cell table:style-name="t11.B6" office:value-type="string">
            <text:p text:style-name="P20">$<text:span text:style-name="T27">1</text:span>1-04</text:p>
          </table:table-cell>
        </table:table-row>
      </table:table>
      <table:table table:name="t28" table:style-name="t28">
        <table:table-column table:style-name="t28.A"/>
        <table:table-column table:style-name="t28.B"/>
        <text:soft-page-break/>
        <table:table-row table:style-name="t28.1">
          <table:table-cell table:style-name="t28.A1" table:number-columns-spanned="2" office:value-type="string">
            <text:p text:style-name="P35"><text:span text:style-name="T34">BDKN-06 (</text:span><text:span text:style-name="T32">n</text:span><text:span text:style-name="T34">)</text:span></text:p>
          </table:table-cell>
          <table:covered-table-cell/>
        </table:table-row>
        <table:table-row table:style-name="t28.1">
          <table:table-cell table:style-name="t28.A2" office:value-type="string">
            <text:p text:style-name="P58"><text:span text:style-name="T60">Dose rate at check point</text:span><text:span text:style-name="T47">,</text:span></text:p>
            <text:p text:style-name="P58"><text:span text:style-name="T45">Ḣ</text:span><text:span text:style-name="T49">oi</text:span><text:span text:style-name="T60">(10)</text:span></text:p>
          </table:table-cell>
          <table:table-cell table:style-name="t28.B2" office:value-type="string">
            <text:p text:style-name="P65">Calibration data,</text:p>
            <text:p text:style-name="P4"><draw:frame draw:style-name="fr2" draw:name="Объект38" text:anchor-type="as-char" svg:y="-0.152in" svg:width="0.4874in" style:rel-width="scale" svg:height="0.2043in" style:rel-height="scale" draw:z-index="1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    </table:table-cell>
        </table:table-row>
        <table:table-row table:style-name="t28.1">
          <table:table-cell table:style-name="t28.A3" office:value-type="string">
            <text:p text:style-name="P18">B(R)=$28-br1</text:p>
            <text:p text:style-name="P16"><text:span text:style-name="T46">H</text:span><text:span text:style-name="T53">*</text:span><text:span text:style-name="T50">oi</text:span><text:span text:style-name="T48">(10)</text:span><text:span text:style-name="T5">=$28-fi1</text:span></text:p>
          </table:table-cell>
          <table:table-cell table:style-name="t28.B3" office:value-type="string">
            <text:p text:style-name="P20">$28-01</text:p>
          </table:table-cell>
        </table:table-row>
        <table:table-row table:style-name="t28.1">
          <table:table-cell table:style-name="t28.A3" office:value-type="string">
            <text:p text:style-name="P18">B(R)=$28-br2</text:p>
            <text:p text:style-name="P16"><text:span text:style-name="T46">H</text:span><text:span text:style-name="T53">*</text:span><text:span text:style-name="T50">oi</text:span><text:span text:style-name="T48">(10)</text:span><text:span text:style-name="T5">=$28-fi2</text:span></text:p>
          </table:table-cell>
          <table:table-cell table:style-name="t28.B3" office:value-type="string">
            <text:p text:style-name="P20">$28-02</text:p>
          </table:table-cell>
        </table:table-row>
        <table:table-row table:style-name="t28.1">
          <table:table-cell table:style-name="t28.A3" office:value-type="string">
            <text:p text:style-name="P69">B(R)=$28-br3</text:p>
            <text:p text:style-name="P68"><text:span text:style-name="T46">H</text:span><text:span text:style-name="T53">*</text:span><text:span text:style-name="T50">oi</text:span><text:span text:style-name="T48">(10)</text:span><text:span text:style-name="T5">=$28-fi3</text:span></text:p>
          </table:table-cell>
          <table:table-cell table:style-name="t28.B3" office:value-type="string">
            <text:p text:style-name="P20">$28-03</text:p>
          </table:table-cell>
        </table:table-row>
        <table:table-row table:style-name="t28.1">
          <table:table-cell table:style-name="t28.A6" office:value-type="string">
            <text:p text:style-name="P69">B(R)=$28-br4</text:p>
            <text:p text:style-name="P68"><text:span text:style-name="T46">H</text:span><text:span text:style-name="T53">*</text:span><text:span text:style-name="T50">oi</text:span><text:span text:style-name="T48">(10)</text:span><text:span text:style-name="T5">=$28-fi4</text:span></text:p>
          </table:table-cell>
          <table:table-cell table:style-name="t28.B6" office:value-type="string">
            <text:p text:style-name="P20">$28-04</text:p>
          </table:table-cell>
        </table:table-row>
      </table:table>
      <table:table table:name="t27" table:style-name="t27">
        <table:table-column table:style-name="t27.A"/>
        <table:table-column table:style-name="t27.B"/>
        <table:table-row table:style-name="t27.1">
          <table:table-cell table:style-name="t27.A1" table:number-columns-spanned="2" office:value-type="string">
            <text:p text:style-name="P34"><text:span text:style-name="T34">BDKN-05 (</text:span><text:span text:style-name="T32">n</text:span><text:span text:style-name="T34">)</text:span></text:p>
          </table:table-cell>
          <table:covered-table-cell/>
        </table:table-row>
        <table:table-row table:style-name="t27.1">
          <table:table-cell table:style-name="t27.A2" office:value-type="string">
            <text:p text:style-name="P21"><text:span text:style-name="T33">Flux density</text:span><text:span text:style-name="T40"> </text:span><text:span text:style-name="T33">at check point </text:span><text:span text:style-name="T31">φ</text:span><text:span text:style-name="T26">0i</text:span><text:span text:style-name="T40"> ,<text:line-break/></text:span><text:span text:style-name="T30">s</text:span><text:span text:style-name="T23">-1</text:span><text:span text:style-name="T40">⋅</text:span><text:span text:style-name="T30">cm</text:span><text:span text:style-name="T23">-2</text:span></text:p>
          </table:table-cell>
          <table:table-cell table:style-name="t27.B2" office:value-type="string">
            <text:p text:style-name="P65">Calibration data,</text:p>
            <text:p text:style-name="P22"><text:span text:style-name="T30">s</text:span><text:span text:style-name="T23">-1</text:span><text:span text:style-name="T33">⋅</text:span><text:span text:style-name="T30">cm</text:span><text:span text:style-name="T23">-2</text:span></text:p>
          </table:table-cell>
        </table:table-row>
        <table:table-row table:style-name="t27.1">
          <table:table-cell table:style-name="t27.A3" office:value-type="string">
            <text:p text:style-name="P18">B(R)=$27-br1</text:p>
            <text:p text:style-name="P16"><text:span text:style-name="T18">φ</text:span><text:span text:style-name="T26">0i</text:span><text:span text:style-name="T5">=$27-fi1</text:span></text:p>
          </table:table-cell>
          <table:table-cell table:style-name="t27.B3" office:value-type="string">
            <text:p text:style-name="P20">$27-01</text:p>
          </table:table-cell>
        </table:table-row>
        <table:table-row table:style-name="t27.1">
          <table:table-cell table:style-name="t27.A3" office:value-type="string">
            <text:p text:style-name="P18">B(R)=$27-br2</text:p>
            <text:p text:style-name="P16"><text:span text:style-name="T18">φ</text:span><text:span text:style-name="T26">0i</text:span><text:span text:style-name="T5">=$27-fi2</text:span></text:p>
          </table:table-cell>
          <table:table-cell table:style-name="t27.B3" office:value-type="string">
            <text:p text:style-name="P20">$27-02</text:p>
          </table:table-cell>
        </table:table-row>
        <table:table-row table:style-name="t27.1">
          <table:table-cell table:style-name="t27.A3" office:value-type="string">
            <text:p text:style-name="P69">B(R)=$27-br3</text:p>
            <text:p text:style-name="P68"><text:span text:style-name="T18">φ</text:span><text:span text:style-name="T26">0i</text:span><text:span text:style-name="T5">=$27-fi3</text:span></text:p>
          </table:table-cell>
          <table:table-cell table:style-name="t27.B3" office:value-type="string">
            <text:p text:style-name="P20">$27-03</text:p>
          </table:table-cell>
        </table:table-row>
        <table:table-row table:style-name="t27.1">
          <table:table-cell table:style-name="t27.A6" office:value-type="string">
            <text:p text:style-name="P69">B(R)=$27-br4</text:p>
            <text:p text:style-name="P68"><text:span text:style-name="T18">φ</text:span><text:span text:style-name="T26">0i</text:span><text:span text:style-name="T5">=$27-fi4</text:span></text:p>
          </table:table-cell>
          <table:table-cell table:style-name="t27.B6" office:value-type="string">
            <text:p text:style-name="P20">$27-04</text:p>
          </table:table-cell>
        </table:table-row>
      </table:table>
      <table:table table:name="t12" table:style-name="t12">
        <table:table-column table:style-name="t12.A"/>
        <table:table-column table:style-name="t12.B"/>
        <table:table-row table:style-name="t12.1">
          <table:table-cell table:style-name="t12.A1" table:number-columns-spanned="2" office:value-type="string">
            <text:p text:style-name="P32"><text:span text:style-name="T34">BDPA-01 (</text:span><text:span text:style-name="T35">α</text:span><text:span text:style-name="T34">)</text:span></text:p>
          </table:table-cell>
          <table:covered-table-cell/>
        </table:table-row>
        <table:table-row table:style-name="t12.1">
          <table:table-cell table:style-name="t12.A2" office:value-type="string">
            <text:p text:style-name="P62"><text:span text:style-name="T5">Flux density in test point</text:span> <text:span text:style-name="T62">φ</text:span><text:span text:style-name="T24">0</text:span><text:span text:style-name="T25">i</text:span>,</text:p>
            <text:p text:style-name="P60"><text:span text:style-name="T40"><text:s/></text:span><text:span text:style-name="T30">min</text:span><text:span text:style-name="T23">-1</text:span><text:span text:style-name="T40">·</text:span><text:span text:style-name="T30">cm</text:span><text:span text:style-name="T23">-2</text:span></text:p>
          </table:table-cell>
          <table:table-cell table:style-name="t12.B2" office:value-type="string">
            <text:p text:style-name="P65">Calibration data,</text:p>
            <text:p text:style-name="P61"><text:span text:style-name="T30">min</text:span><text:span text:style-name="T23">-1</text:span><text:span text:style-name="T33">·</text:span><text:span text:style-name="T30">cm</text:span><text:span text:style-name="T23">-2</text:span></text:p>
          </table:table-cell>
        </table:table-row>
        <table:table-row table:style-name="t12.1">
          <table:table-cell table:style-name="t12.A3" office:value-type="string">
            <text:p text:style-name="P19">$12-90</text:p>
          </table:table-cell>
          <table:table-cell table:style-name="t12.B3" office:value-type="string">
            <text:p text:style-name="P15">$12-00</text:p>
          </table:table-cell>
        </table:table-row>
        <table:table-row table:style-name="t12.1">
          <table:table-cell table:style-name="t12.A3" office:value-type="string">
            <text:p text:style-name="P19">$12-91</text:p>
          </table:table-cell>
          <table:table-cell table:style-name="t12.B3" office:value-type="string">
            <text:p text:style-name="P15">$12-01</text:p>
          </table:table-cell>
        </table:table-row>
        <table:table-row table:style-name="t12.1">
          <table:table-cell table:style-name="t12.A3" office:value-type="string">
            <text:p text:style-name="P19">$12-92</text:p>
          </table:table-cell>
          <table:table-cell table:style-name="t12.B3" office:value-type="string">
            <text:p text:style-name="P15">$12-02</text:p>
          </table:table-cell>
        </table:table-row>
        <table:table-row table:style-name="t12.1">
          <table:table-cell table:style-name="t12.A6" office:value-type="string">
            <text:p text:style-name="P19">$12-93</text:p>
          </table:table-cell>
          <table:table-cell table:style-name="t12.B6" office:value-type="string">
            <text:p text:style-name="P15">$12-03</text:p>
          </table:table-cell>
        </table:table-row>
      </table:table>
      <table:table table:name="t13" table:style-name="t13">
        <table:table-column table:style-name="t13.A"/>
        <table:table-column table:style-name="t13.B"/>
        <table:table-row table:style-name="t13.1">
          <table:table-cell table:style-name="t13.A1" table:number-columns-spanned="2" office:value-type="string">
            <text:p text:style-name="P32"><text:span text:style-name="T34">BDPA-02 (</text:span><text:span text:style-name="T35">α</text:span><text:span text:style-name="T34">)</text:span></text:p>
          </table:table-cell>
          <table:covered-table-cell/>
        </table:table-row>
        <table:table-row table:style-name="t13.1">
          <table:table-cell table:style-name="t13.A2" office:value-type="string">
            <text:p text:style-name="P62"><text:span text:style-name="T5">Flux density in test point</text:span> <text:span text:style-name="T62">φ</text:span><text:span text:style-name="T24">0</text:span><text:span text:style-name="T25">i</text:span>,</text:p>
            <text:p text:style-name="P60"><text:span text:style-name="T40"><text:s/></text:span><text:span text:style-name="T30">min</text:span><text:span text:style-name="T23">-1</text:span><text:span text:style-name="T40">·</text:span><text:span text:style-name="T30">cm</text:span><text:span text:style-name="T23">-2</text:span></text:p>
          </table:table-cell>
          <table:table-cell table:style-name="t13.B2" office:value-type="string">
            <text:p text:style-name="P65">Calibration data,</text:p>
            <text:p text:style-name="P61"><text:span text:style-name="T30">min</text:span><text:span text:style-name="T23">-1</text:span><text:span text:style-name="T33">·</text:span><text:span text:style-name="T30">cm</text:span><text:span text:style-name="T23">-2</text:span></text:p>
          </table:table-cell>
        </table:table-row>
        <table:table-row table:style-name="t13.1">
          <table:table-cell table:style-name="t13.A3" office:value-type="string">
            <text:p text:style-name="P19">$13-90</text:p>
          </table:table-cell>
          <table:table-cell table:style-name="t13.B3" office:value-type="string">
            <text:p text:style-name="P15">$13-00</text:p>
          </table:table-cell>
        </table:table-row>
        <table:table-row table:style-name="t13.1">
          <table:table-cell table:style-name="t13.A3" office:value-type="string">
            <text:p text:style-name="P15">$13-<text:span text:style-name="T5">9</text:span>1</text:p>
          </table:table-cell>
          <table:table-cell table:style-name="t13.B3" office:value-type="string">
            <text:p text:style-name="P15">$13-01</text:p>
          </table:table-cell>
        </table:table-row>
        <table:table-row table:style-name="t13.1">
          <table:table-cell table:style-name="t13.A3" office:value-type="string">
            <text:p text:style-name="P19">$13-92</text:p>
          </table:table-cell>
          <table:table-cell table:style-name="t13.B3" office:value-type="string">
            <text:p text:style-name="P15">$13-02</text:p>
          </table:table-cell>
        </table:table-row>
        <table:table-row table:style-name="t13.1">
          <table:table-cell table:style-name="t13.A6" office:value-type="string">
            <text:p text:style-name="P19">$13-93</text:p>
          </table:table-cell>
          <table:table-cell table:style-name="t13.B6" office:value-type="string">
            <text:p text:style-name="P15">$13-03</text:p>
          </table:table-cell>
        </table:table-row>
      </table:table>
      <table:table table:name="t25" table:style-name="t25">
        <table:table-column table:style-name="t25.A"/>
        <table:table-column table:style-name="t25.B"/>
        <table:table-row table:style-name="t25.1">
          <table:table-cell table:style-name="t25.A1" table:number-columns-spanned="2" office:value-type="string">
            <text:p text:style-name="P32"><text:span text:style-name="T34">BDPA-03 (</text:span><text:span text:style-name="T35">α</text:span><text:span text:style-name="T34">)</text:span></text:p>
          </table:table-cell>
          <table:covered-table-cell/>
        </table:table-row>
        <table:table-row table:style-name="t25.1">
          <table:table-cell table:style-name="t25.A2" office:value-type="string">
            <text:p text:style-name="P62"><text:span text:style-name="T5">Flux density in test point</text:span> <text:span text:style-name="T62">φ</text:span><text:span text:style-name="T24">0</text:span><text:span text:style-name="T25">i</text:span>,</text:p>
            <text:p text:style-name="P60"><text:span text:style-name="T40"><text:s/></text:span><text:span text:style-name="T30">min</text:span><text:span text:style-name="T23">-1</text:span><text:span text:style-name="T40">·</text:span><text:span text:style-name="T30">cm</text:span><text:span text:style-name="T23">-2</text:span></text:p>
          </table:table-cell>
          <table:table-cell table:style-name="t25.B2" office:value-type="string">
            <text:p text:style-name="P65">Calibration data,</text:p>
            <text:p text:style-name="P61"><text:span text:style-name="T30">min</text:span><text:span text:style-name="T23">-1</text:span><text:span text:style-name="T33">·</text:span><text:span text:style-name="T30">cm</text:span><text:span text:style-name="T23">-2</text:span></text:p>
          </table:table-cell>
        </table:table-row>
        <table:table-row table:style-name="t25.1">
          <table:table-cell table:style-name="t25.A3" office:value-type="string">
            <text:p text:style-name="P19">$25-90</text:p>
          </table:table-cell>
          <table:table-cell table:style-name="t25.B3" office:value-type="string">
            <text:p text:style-name="P15">$25-00</text:p>
          </table:table-cell>
        </table:table-row>
        <table:table-row table:style-name="t25.1">
          <table:table-cell table:style-name="t25.A3" office:value-type="string">
            <text:p text:style-name="P15">$25-<text:span text:style-name="T5">9</text:span>1</text:p>
          </table:table-cell>
          <table:table-cell table:style-name="t25.B3" office:value-type="string">
            <text:p text:style-name="P15">$25-01</text:p>
          </table:table-cell>
        </table:table-row>
        <table:table-row table:style-name="t25.1">
          <table:table-cell table:style-name="t25.A3" office:value-type="string">
            <text:p text:style-name="P19">$25-92</text:p>
          </table:table-cell>
          <table:table-cell table:style-name="t25.B3" office:value-type="string">
            <text:p text:style-name="P15">$25-02</text:p>
          </table:table-cell>
        </table:table-row>
        <table:table-row table:style-name="t25.1">
          <table:table-cell table:style-name="t25.A6" office:value-type="string">
            <text:p text:style-name="P19">$25-93</text:p>
          </table:table-cell>
          <table:table-cell table:style-name="t25.B6" office:value-type="string">
            <text:p text:style-name="P15">$25-03</text:p>
          </table:table-cell>
        </table:table-row>
      </table:table>
      <table:table table:name="t14" table:style-name="t14">
        <table:table-column table:style-name="t14.A"/>
        <table:table-column table:style-name="t14.B"/>
        <table:table-row table:style-name="t14.1">
          <table:table-cell table:style-name="t14.A1" table:number-columns-spanned="2" office:value-type="string">
            <text:p text:style-name="P33">BDPB-01 (β)</text:p>
          </table:table-cell>
          <table:covered-table-cell/>
        </table:table-row>
        <table:table-row table:style-name="t14.1">
          <table:table-cell table:style-name="t14.A2" office:value-type="string">
            <text:p text:style-name="P62"><text:span text:style-name="T5">Flux density in test point</text:span> <text:span text:style-name="T62">φ</text:span><text:span text:style-name="T24">0</text:span><text:span text:style-name="T25">i</text:span>,</text:p>
            <text:p text:style-name="P60"><text:span text:style-name="T40"><text:s/></text:span><text:span text:style-name="T30">min</text:span><text:span text:style-name="T23">-1</text:span><text:span text:style-name="T40">·</text:span><text:span text:style-name="T30">cm</text:span><text:span text:style-name="T23">-2</text:span></text:p>
          </table:table-cell>
          <table:table-cell table:style-name="t14.B2" office:value-type="string">
            <text:p text:style-name="P65">Calibration data,</text:p>
            <text:p text:style-name="P61"><text:span text:style-name="T33"><text:s/></text:span><text:span text:style-name="T30">min</text:span><text:span text:style-name="T23">-1</text:span><text:span text:style-name="T33">·</text:span><text:span text:style-name="T30">cm</text:span><text:span text:style-name="T23">-2</text:span></text:p>
          </table:table-cell>
        </table:table-row>
        <table:table-row table:style-name="t14.1">
          <table:table-cell table:style-name="t14.A3" office:value-type="string">
            <text:p text:style-name="P15">$14-<text:span text:style-name="T5">9</text:span>0</text:p>
          </table:table-cell>
          <table:table-cell table:style-name="t14.B3" office:value-type="string">
            <text:p text:style-name="P15">$14-00</text:p>
          </table:table-cell>
        </table:table-row>
        <table:table-row table:style-name="t14.1">
          <table:table-cell table:style-name="t14.A3" office:value-type="string">
            <text:p text:style-name="P19">$14-91</text:p>
          </table:table-cell>
          <table:table-cell table:style-name="t14.B3" office:value-type="string">
            <text:p text:style-name="P15">$14-01</text:p>
          </table:table-cell>
        </table:table-row>
        <table:table-row table:style-name="t14.1">
          <table:table-cell table:style-name="t14.A3" office:value-type="string">
            <text:p text:style-name="P19">$14-92</text:p>
          </table:table-cell>
          <table:table-cell table:style-name="t14.B3" office:value-type="string">
            <text:p text:style-name="P15">$14-02</text:p>
          </table:table-cell>
        </table:table-row>
        <table:table-row table:style-name="t14.1">
          <table:table-cell table:style-name="t14.A3" office:value-type="string">
            <text:p text:style-name="P15">$14-<text:span text:style-name="T5">9</text:span>3</text:p>
          </table:table-cell>
          <table:table-cell table:style-name="t14.B3" office:value-type="string">
            <text:p text:style-name="P15">$14-03</text:p>
          </table:table-cell>
        </table:table-row>
        <table:table-row table:style-name="t14.1">
          <table:table-cell table:style-name="t14.A7" office:value-type="string">
            <text:p text:style-name="P15">$14-<text:span text:style-name="T5">9</text:span>4</text:p>
          </table:table-cell>
          <table:table-cell table:style-name="t14.B7" office:value-type="string">
            <text:p text:style-name="P15">$14-04</text:p>
          </table:table-cell>
        </table:table-row>
      </table:table>
      <table:table table:name="t15" table:style-name="t15">
        <table:table-column table:style-name="t15.A"/>
        <table:table-column table:style-name="t15.B"/>
        <text:soft-page-break/>
        <table:table-row table:style-name="t15.1">
          <table:table-cell table:style-name="t15.A1" table:number-columns-spanned="2" office:value-type="string">
            <text:p text:style-name="P33">BDPB-02 (β)</text:p>
          </table:table-cell>
          <table:covered-table-cell/>
        </table:table-row>
        <table:table-row table:style-name="t15.1">
          <table:table-cell table:style-name="t15.A2" office:value-type="string">
            <text:p text:style-name="P62"><text:span text:style-name="T5">Flux density in test point</text:span> <text:span text:style-name="T62">φ</text:span><text:span text:style-name="T24">0</text:span><text:span text:style-name="T25">i</text:span>,</text:p>
            <text:p text:style-name="P60"><text:span text:style-name="T40"><text:s/></text:span><text:span text:style-name="T30">min</text:span><text:span text:style-name="T23">-1</text:span><text:span text:style-name="T40">·</text:span><text:span text:style-name="T30">cm</text:span><text:span text:style-name="T23">-2</text:span></text:p>
          </table:table-cell>
          <table:table-cell table:style-name="t15.B2" office:value-type="string">
            <text:p text:style-name="P65">Calibration data,</text:p>
            <text:p text:style-name="P61"><text:span text:style-name="T33"><text:s/></text:span><text:span text:style-name="T30">min</text:span><text:span text:style-name="T23">-1</text:span><text:span text:style-name="T33">·</text:span><text:span text:style-name="T30">cm</text:span><text:span text:style-name="T23">-2</text:span></text:p>
          </table:table-cell>
        </table:table-row>
        <table:table-row table:style-name="t15.1">
          <table:table-cell table:style-name="t15.A3" office:value-type="string">
            <text:p text:style-name="P15">$15-<text:span text:style-name="T5">9</text:span>0</text:p>
          </table:table-cell>
          <table:table-cell table:style-name="t15.B3" office:value-type="string">
            <text:p text:style-name="P15">$15-00</text:p>
          </table:table-cell>
        </table:table-row>
        <table:table-row table:style-name="t15.1">
          <table:table-cell table:style-name="t15.A3" office:value-type="string">
            <text:p text:style-name="P19">$15-91</text:p>
          </table:table-cell>
          <table:table-cell table:style-name="t15.B3" office:value-type="string">
            <text:p text:style-name="P15">$15-01</text:p>
          </table:table-cell>
        </table:table-row>
        <table:table-row table:style-name="t15.1">
          <table:table-cell table:style-name="t15.A3" office:value-type="string">
            <text:p text:style-name="P19">$15-92</text:p>
          </table:table-cell>
          <table:table-cell table:style-name="t15.B3" office:value-type="string">
            <text:p text:style-name="P15">$15-02</text:p>
          </table:table-cell>
        </table:table-row>
        <table:table-row table:style-name="t15.1">
          <table:table-cell table:style-name="t15.A3" office:value-type="string">
            <text:p text:style-name="P19">$15-93</text:p>
          </table:table-cell>
          <table:table-cell table:style-name="t15.B3" office:value-type="string">
            <text:p text:style-name="P15">$15-03</text:p>
          </table:table-cell>
        </table:table-row>
        <table:table-row table:style-name="t15.1">
          <table:table-cell table:style-name="t15.A7" office:value-type="string">
            <text:p text:style-name="P19">$15-94</text:p>
          </table:table-cell>
          <table:table-cell table:style-name="t15.B7" office:value-type="string">
            <text:p text:style-name="P15">$15-04</text:p>
          </table:table-cell>
        </table:table-row>
      </table:table>
      <table:table table:name="t26" table:style-name="t26">
        <table:table-column table:style-name="t26.A"/>
        <table:table-column table:style-name="t26.B"/>
        <table:table-row table:style-name="t26.1">
          <table:table-cell table:style-name="t26.A1" table:number-columns-spanned="2" office:value-type="string">
            <text:p text:style-name="P33">BDPB-03 (β)</text:p>
          </table:table-cell>
          <table:covered-table-cell/>
        </table:table-row>
        <table:table-row table:style-name="t26.1">
          <table:table-cell table:style-name="t26.A2" office:value-type="string">
            <text:p text:style-name="P62"><text:span text:style-name="T5">Flux density in test point</text:span> <text:span text:style-name="T62">φ</text:span><text:span text:style-name="T24">0</text:span><text:span text:style-name="T25">i</text:span>,</text:p>
            <text:p text:style-name="P60"><text:span text:style-name="T40"><text:s/></text:span><text:span text:style-name="T30">min</text:span><text:span text:style-name="T23">-1</text:span><text:span text:style-name="T40">·</text:span><text:span text:style-name="T30">cm</text:span><text:span text:style-name="T23">-2</text:span></text:p>
          </table:table-cell>
          <table:table-cell table:style-name="t26.B2" office:value-type="string">
            <text:p text:style-name="P65">Calibration data,</text:p>
            <text:p text:style-name="P61"><text:span text:style-name="T33"><text:s/></text:span><text:span text:style-name="T30">min</text:span><text:span text:style-name="T23">-1</text:span><text:span text:style-name="T33">·</text:span><text:span text:style-name="T30">cm</text:span><text:span text:style-name="T23">-2</text:span></text:p>
          </table:table-cell>
        </table:table-row>
        <table:table-row table:style-name="t26.1">
          <table:table-cell table:style-name="t26.A3" office:value-type="string">
            <text:p text:style-name="P15">$26-<text:span text:style-name="T5">9</text:span>0</text:p>
          </table:table-cell>
          <table:table-cell table:style-name="t26.B3" office:value-type="string">
            <text:p text:style-name="P15">$26-00</text:p>
          </table:table-cell>
        </table:table-row>
        <table:table-row table:style-name="t26.1">
          <table:table-cell table:style-name="t26.A3" office:value-type="string">
            <text:p text:style-name="P19">$26-91</text:p>
          </table:table-cell>
          <table:table-cell table:style-name="t26.B3" office:value-type="string">
            <text:p text:style-name="P15">$26-01</text:p>
          </table:table-cell>
        </table:table-row>
        <table:table-row table:style-name="t26.1">
          <table:table-cell table:style-name="t26.A3" office:value-type="string">
            <text:p text:style-name="P19">$26-92</text:p>
          </table:table-cell>
          <table:table-cell table:style-name="t26.B3" office:value-type="string">
            <text:p text:style-name="P15">$26-02</text:p>
          </table:table-cell>
        </table:table-row>
        <table:table-row table:style-name="t26.1">
          <table:table-cell table:style-name="t26.A3" office:value-type="string">
            <text:p text:style-name="P19">$26-93</text:p>
          </table:table-cell>
          <table:table-cell table:style-name="t26.B3" office:value-type="string">
            <text:p text:style-name="P15">$26-03</text:p>
          </table:table-cell>
        </table:table-row>
        <table:table-row table:style-name="t26.1">
          <table:table-cell table:style-name="t26.A7" office:value-type="string">
            <text:p text:style-name="P19">$26-94</text:p>
          </table:table-cell>
          <table:table-cell table:style-name="t26.B7" office:value-type="string">
            <text:p text:style-name="P15">$26-04</text:p>
          </table:table-cell>
        </table:table-row>
      </table:table>
      <table:table table:name="t19" table:style-name="t19">
        <table:table-column table:style-name="t19.A"/>
        <table:table-column table:style-name="t19.B"/>
        <table:table-row table:style-name="t19.1">
          <table:table-cell table:style-name="t19.A1" table:number-columns-spanned="2" office:value-type="string">
            <text:p text:style-name="P32"><text:span text:style-name="T34">BDKR-01 (</text:span><text:span text:style-name="T35">γ</text:span><text:span text:style-name="T34">)</text:span></text:p>
          </table:table-cell>
          <table:covered-table-cell/>
        </table:table-row>
        <table:table-row table:style-name="t19.1">
          <table:table-cell table:style-name="t19.A2" office:value-type="string">
            <text:p text:style-name="P64"><text:span text:style-name="T4">Dose rate at check point</text:span><text:span text:style-name="T5">,</text:span></text:p>
            <text:p text:style-name="P66"><draw:frame draw:style-name="fr2" draw:name="Объект53" text:anchor-type="as-char" svg:y="-0.1335in" svg:width="0.6571in" style:rel-width="scale" svg:height="0.1839in" style:rel-height="scale" draw:z-index="8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19.B2" office:value-type="string">
            <text:p text:style-name="P65">Calibration data,</text:p>
            <text:p text:style-name="P4"><draw:frame draw:style-name="fr2" draw:name="Объект54" text:anchor-type="as-char" svg:y="-0.1516in" svg:width="0.602in" style:rel-width="scale" svg:height="0.202in" style:rel-height="scale" draw:z-index="2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    </table:table-cell>
        </table:table-row>
        <table:table-row table:style-name="t19.1">
          <table:table-cell table:style-name="t19.A3" office:value-type="string">
            <text:p text:style-name="P16"><text:span text:style-name="T5">0,07</text:span> µSv/h</text:p>
          </table:table-cell>
          <table:table-cell table:style-name="t19.B3" office:value-type="string">
            <text:p text:style-name="P15">$19-00 µSv/h</text:p>
          </table:table-cell>
        </table:table-row>
        <table:table-row table:style-name="t19.1">
          <table:table-cell table:style-name="t19.A3" office:value-type="string">
            <text:p text:style-name="P16">0,7 µSv/h</text:p>
          </table:table-cell>
          <table:table-cell table:style-name="t19.B3" office:value-type="string">
            <text:p text:style-name="P15">$19-01 µSv/h</text:p>
          </table:table-cell>
        </table:table-row>
        <table:table-row table:style-name="t19.1">
          <table:table-cell table:style-name="t19.A3" office:value-type="string">
            <text:p text:style-name="P16">7 µSv/h</text:p>
          </table:table-cell>
          <table:table-cell table:style-name="t19.B3" office:value-type="string">
            <text:p text:style-name="P15">$19-02 µSv/h</text:p>
          </table:table-cell>
        </table:table-row>
        <table:table-row table:style-name="t19.1">
          <table:table-cell table:style-name="t19.A6" office:value-type="string">
            <text:p text:style-name="P16">70 µSv/h</text:p>
          </table:table-cell>
          <table:table-cell table:style-name="t19.B6" office:value-type="string">
            <text:p text:style-name="P15">$19-03 µSv/h</text:p>
          </table:table-cell>
        </table:table-row>
      </table:table>
      <table:table table:name="t20" table:style-name="t20">
        <table:table-column table:style-name="t20.A"/>
        <table:table-column table:style-name="t20.B"/>
        <table:table-row table:style-name="t20.1">
          <table:table-cell table:style-name="t20.A1" table:number-columns-spanned="2" office:value-type="string">
            <text:p text:style-name="P32"><text:span text:style-name="T34">BDPS-02 (</text:span><text:span text:style-name="T35">α</text:span><text:span text:style-name="T34">)</text:span></text:p>
          </table:table-cell>
          <table:covered-table-cell/>
        </table:table-row>
        <table:table-row table:style-name="t20.1">
          <table:table-cell table:style-name="t20.A2" office:value-type="string">
            <text:p text:style-name="P62"><text:span text:style-name="T5">Flux density in test point</text:span> <text:span text:style-name="T62">φ</text:span><text:span text:style-name="T24">0</text:span><text:span text:style-name="T25">i</text:span>,</text:p>
            <text:p text:style-name="P60"><text:span text:style-name="T40"><text:s/></text:span><text:span text:style-name="T30">min</text:span><text:span text:style-name="T23">-1</text:span><text:span text:style-name="T40">·</text:span><text:span text:style-name="T30">cm</text:span><text:span text:style-name="T23">-2</text:span></text:p>
          </table:table-cell>
          <table:table-cell table:style-name="t20.B2" office:value-type="string">
            <text:p text:style-name="P65">Calibration data,</text:p>
            <text:p text:style-name="P61"><text:span text:style-name="T33"><text:s/></text:span><text:span text:style-name="T30">min</text:span><text:span text:style-name="T23">-1</text:span><text:span text:style-name="T33">·</text:span><text:span text:style-name="T30">cm</text:span><text:span text:style-name="T23">-2</text:span></text:p>
          </table:table-cell>
        </table:table-row>
        <table:table-row table:style-name="t20.1">
          <table:table-cell table:style-name="t20.A3" office:value-type="string">
            <text:p text:style-name="P19">$20-90</text:p>
          </table:table-cell>
          <table:table-cell table:style-name="t20.B3" office:value-type="string">
            <text:p text:style-name="P15">$20-00</text:p>
          </table:table-cell>
        </table:table-row>
        <table:table-row table:style-name="t20.1">
          <table:table-cell table:style-name="t20.A3" office:value-type="string">
            <text:p text:style-name="P19">$20-91</text:p>
          </table:table-cell>
          <table:table-cell table:style-name="t20.B3" office:value-type="string">
            <text:p text:style-name="P15">$20-01</text:p>
          </table:table-cell>
        </table:table-row>
        <table:table-row table:style-name="t20.1">
          <table:table-cell table:style-name="t20.A3" office:value-type="string">
            <text:p text:style-name="P19">$20-92</text:p>
          </table:table-cell>
          <table:table-cell table:style-name="t20.B3" office:value-type="string">
            <text:p text:style-name="P15">$20-02</text:p>
          </table:table-cell>
        </table:table-row>
        <table:table-row table:style-name="t20.1">
          <table:table-cell table:style-name="t20.A3" office:value-type="string">
            <text:p text:style-name="P19">$20-93</text:p>
          </table:table-cell>
          <table:table-cell table:style-name="t20.B3" office:value-type="string">
            <text:p text:style-name="P15">$20-03</text:p>
          </table:table-cell>
        </table:table-row>
        <table:table-row table:style-name="t20.1">
          <table:table-cell table:style-name="t20.A7" office:value-type="string">
            <text:p text:style-name="P19">$20-94</text:p>
          </table:table-cell>
          <table:table-cell table:style-name="t20.B7" office:value-type="string">
            <text:p text:style-name="P15">$20-04</text:p>
          </table:table-cell>
        </table:table-row>
      </table:table>
      <table:table table:name="t21" table:style-name="t21">
        <table:table-column table:style-name="t21.A"/>
        <table:table-column table:style-name="t21.B"/>
        <table:table-row table:style-name="t21.1">
          <table:table-cell table:style-name="t21.A1" table:number-columns-spanned="2" office:value-type="string">
            <text:p text:style-name="P33">BDPS-02 (β)</text:p>
          </table:table-cell>
          <table:covered-table-cell/>
        </table:table-row>
        <table:table-row table:style-name="t21.1">
          <table:table-cell table:style-name="t21.A2" office:value-type="string">
            <text:p text:style-name="P62"><text:span text:style-name="T5">Flux density in test point</text:span> <text:span text:style-name="T62">φ</text:span><text:span text:style-name="T24">0</text:span><text:span text:style-name="T25">i</text:span>,</text:p>
            <text:p text:style-name="P60"><text:span text:style-name="T40"><text:s/></text:span><text:span text:style-name="T30">min</text:span><text:span text:style-name="T23">-1</text:span><text:span text:style-name="T40">·</text:span><text:span text:style-name="T30">cm</text:span><text:span text:style-name="T23">-2</text:span></text:p>
          </table:table-cell>
          <table:table-cell table:style-name="t21.B2" office:value-type="string">
            <text:p text:style-name="P65">Calibration data,</text:p>
            <text:p text:style-name="P61"><text:span text:style-name="T33"><text:s/></text:span><text:span text:style-name="T30">min</text:span><text:span text:style-name="T23">-1</text:span><text:span text:style-name="T33">·</text:span><text:span text:style-name="T30">cm</text:span><text:span text:style-name="T23">-2</text:span></text:p>
          </table:table-cell>
        </table:table-row>
        <table:table-row table:style-name="t21.1">
          <table:table-cell table:style-name="t21.A3" office:value-type="string">
            <text:p text:style-name="P15">$21-<text:span text:style-name="T5">9</text:span>0</text:p>
          </table:table-cell>
          <table:table-cell table:style-name="t21.B3" office:value-type="string">
            <text:p text:style-name="P15">$21-00</text:p>
          </table:table-cell>
        </table:table-row>
        <table:table-row table:style-name="t21.1">
          <table:table-cell table:style-name="t21.A3" office:value-type="string">
            <text:p text:style-name="P19">$21-91</text:p>
          </table:table-cell>
          <table:table-cell table:style-name="t21.B3" office:value-type="string">
            <text:p text:style-name="P15">$21-01</text:p>
          </table:table-cell>
        </table:table-row>
        <table:table-row table:style-name="t21.1">
          <table:table-cell table:style-name="t21.A3" office:value-type="string">
            <text:p text:style-name="P19">$21-92</text:p>
          </table:table-cell>
          <table:table-cell table:style-name="t21.B3" office:value-type="string">
            <text:p text:style-name="P15">$21-02</text:p>
          </table:table-cell>
        </table:table-row>
        <table:table-row table:style-name="t21.1">
          <table:table-cell table:style-name="t21.A3" office:value-type="string">
            <text:p text:style-name="P19">$21-93</text:p>
          </table:table-cell>
          <table:table-cell table:style-name="t21.B3" office:value-type="string">
            <text:p text:style-name="P15">$21-03</text:p>
          </table:table-cell>
        </table:table-row>
        <table:table-row table:style-name="t21.1">
          <table:table-cell table:style-name="t21.A7" office:value-type="string">
            <text:p text:style-name="P19">$21-94</text:p>
          </table:table-cell>
          <table:table-cell table:style-name="t21.B7" office:value-type="string">
            <text:p text:style-name="P15">$21-04</text:p>
          </table:table-cell>
        </table:table-row>
      </table:table>
      <table:table table:name="t22" table:style-name="t22">
        <table:table-column table:style-name="t22.A"/>
        <table:table-column table:style-name="t22.B"/>
        <table:table-row table:style-name="t22.1">
          <table:table-cell table:style-name="t22.A1" table:number-columns-spanned="2" office:value-type="string">
            <text:p text:style-name="P32"><text:span text:style-name="T34">BDPS-02 (</text:span><text:span text:style-name="T35">γ</text:span><text:span text:style-name="T34">)</text:span></text:p>
          </table:table-cell>
          <table:covered-table-cell/>
        </table:table-row>
        <table:table-row table:style-name="t22.1">
          <table:table-cell table:style-name="t22.A2" office:value-type="string">
            <text:p text:style-name="P64"><text:span text:style-name="T4">Dose rate at check point</text:span><text:span text:style-name="T5">,</text:span></text:p>
            <text:p text:style-name="P66"><draw:frame draw:style-name="fr2" draw:name="Объект59" text:anchor-type="as-char" svg:y="-0.1339in" svg:width="0.5429in" style:rel-width="scale" svg:height="0.1854in" style:rel-height="scale" draw:z-index="10"><draw:object xlink:href="./Object 59" xlink:type="simple" xlink:show="embed" xlink:actuate="onLoad"/><draw:image xlink:href="./ObjectReplacements/Object 59" xlink:type="simple" xlink:show="embed" xlink:actuate="onLoad"/></draw:frame></text:p>
          </table:table-cell>
          <table:table-cell table:style-name="t22.B2" office:value-type="string">
            <text:p text:style-name="P65">Calibration data,</text:p>
            <text:p text:style-name="P4"><draw:frame draw:style-name="fr2" draw:name="Объект60" text:anchor-type="as-char" svg:y="-0.152in" svg:width="0.4874in" style:rel-width="scale" svg:height="0.2043in" style:rel-height="scale" draw:z-index="4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    </table:table-cell>
        </table:table-row>
        <table:table-row table:style-name="t22.1">
          <table:table-cell table:style-name="t22.A3" office:value-type="string">
            <text:p text:style-name="P16">0,7 µSv/h</text:p>
          </table:table-cell>
          <table:table-cell table:style-name="t22.B3" office:value-type="string">
            <text:p text:style-name="P15">$22-00 µSv/h</text:p>
          </table:table-cell>
        </table:table-row>
        <table:table-row table:style-name="t22.1">
          <table:table-cell table:style-name="t22.A3" office:value-type="string">
            <text:p text:style-name="P16">7 µSv/h</text:p>
          </table:table-cell>
          <table:table-cell table:style-name="t22.B3" office:value-type="string">
            <text:p text:style-name="P15">$22-01 µSv/h</text:p>
          </table:table-cell>
        </table:table-row>
        <table:table-row table:style-name="t22.1">
          <table:table-cell table:style-name="t22.A3" office:value-type="string">
            <text:p text:style-name="P16">70 µSv/h</text:p>
          </table:table-cell>
          <table:table-cell table:style-name="t22.B3" office:value-type="string">
            <text:p text:style-name="P15">$22-02 µSv/h</text:p>
          </table:table-cell>
        </table:table-row>
        <table:table-row table:style-name="t22.1">
          <table:table-cell table:style-name="t22.A3" office:value-type="string">
            <text:p text:style-name="P16">0,7 mSv/h</text:p>
          </table:table-cell>
          <table:table-cell table:style-name="t22.B3" office:value-type="string">
            <text:p text:style-name="P15">$22-03 <text:span text:style-name="T27">mSv/h</text:span></text:p>
          </table:table-cell>
        </table:table-row>
        <table:table-row table:style-name="t22.1">
          <table:table-cell table:style-name="t22.A3" office:value-type="string">
            <text:p text:style-name="P16">7,0 mSv/h</text:p>
          </table:table-cell>
          <table:table-cell table:style-name="t22.B3" office:value-type="string">
            <text:p text:style-name="P15">$22-04 <text:span text:style-name="T27">mSv/h</text:span></text:p>
          </table:table-cell>
        </table:table-row>
        <table:table-row table:style-name="t22.1">
          <table:table-cell table:style-name="t22.A8" office:value-type="string">
            <text:p text:style-name="P16">20 mSv/h</text:p>
          </table:table-cell>
          <table:table-cell table:style-name="t22.B8" office:value-type="string">
            <text:p text:style-name="P15">$22-05 <text:span text:style-name="T27">mSv/h</text:span></text:p>
          </table:table-cell>
        </table:table-row>
      </table:table>
      <text:p text:style-name="P63"/>
      <text:p text:style-name="P37">$eng_certificate_text$.</text:p>
      <text:p text:style-name="P37"><text:soft-page-break/></text:p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Calibrated by:</text:p>
          </table:table-cell>
          <table:table-cell table:style-name="Таблица1.A1" office:value-type="string">
            <text:p text:style-name="P27">$calibratedBy</text:p>
          </table:table-cell>
          <table:table-cell table:style-name="Таблица1.A1" office:value-type="string">
            <text:p text:style-name="P3"><text:s text:c="36"/></text:p>
          </table:table-cell>
        </table:table-row>
        <table:table-row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C2" office:value-type="string">
            <text:p text:style-name="P29">(signature)</text:p>
          </table:table-cell>
        </table:table-row>
        <table:table-row>
          <table:table-cell table:style-name="Таблица1.A1" office:value-type="string">
            <text:p text:style-name="P26">Technical control:</text:p>
          </table:table-cell>
          <table:table-cell table:style-name="Таблица1.A1" office:value-type="string">
            <text:p text:style-name="P28">$controlledBy</text:p>
          </table:table-cell>
          <table:table-cell table:style-name="Таблица1.A1" office:value-type="string">
            <text:p text:style-name="P3"><text:s text:c="36"/></text:p>
          </table:table-cell>
        </table:table-row>
        <table:table-row>
          <table:table-cell table:style-name="Таблица1.A1" office:value-type="string">
            <text:p text:style-name="P5"/>
          </table:table-cell>
          <table:table-cell table:style-name="Таблица1.B4" office:value-type="string">
            <text:p text:style-name="P5"/>
          </table:table-cell>
          <table:table-cell table:style-name="Таблица1.C2" office:value-type="string">
            <text:p text:style-name="P29">(signature)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1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63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8T13:49:23.30</dc:date>
    <meta:print-date>2019-04-03T15:18:00</meta:print-date>
    <meta:editing-cycles>230</meta:editing-cycles>
    <meta:editing-duration>PT18H42M18S</meta:editing-duration>
    <meta:generator>OpenOffice/4.1.6$Win32 OpenOffice.org_project/416m1$Build-9790</meta:generator>
    <meta:document-statistic meta:table-count="98" meta:image-count="1" meta:object-count="36" meta:page-count="8" meta:paragraph-count="561" meta:word-count="1254" meta:character-count="7134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10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12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3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14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5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6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Ka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Ka}}} rsub {i} rsup {"*"}</annotation>
  </semantics>
</math>
</file>

<file path=Object 17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18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9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0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1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2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3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4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5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6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7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8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9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3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30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31/content.xml><?xml version="1.0" encoding="utf-8"?>
<math xmlns="http://www.w3.org/1998/Math/MathML">
  <semantics>
    <mrow>
      <msubsup>
        <mrow>
          <mover accent="true">
            <mrow>
              <mi mathvariant="italic">Ka</mi>
            </mrow>
            <mo stretchy="false">˙</mo>
          </mover>
        </mrow>
        <mrow>
          <mn>0i</mn>
        </mrow>
        <mrow>
          <mtext>*</mtext>
        </mrow>
      </msubsup>
    </mrow>
    <annotation encoding="StarMath 5.0">{dot {Ka}} rsub {0i} rsup {"*"}</annotation>
  </semantics>
</math>
</file>

<file path=Object 38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4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5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53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0.07</mn>
        </mrow>
        <mo stretchy="false">)</mo>
      </mrow>
    </mrow>
    <annotation encoding="StarMath 5.0">{dot {H}} rsub {0 i} (0.07)</annotation>
  </semantics>
</math>
</file>

<file path=Object 54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0.07</mn>
        </mrow>
        <mo stretchy="false">)</mo>
      </mrow>
    </mrow>
    <annotation encoding="StarMath 5.0">{bar {dot {H}}} rsub {i} (0.07)</annotation>
  </semantics>
</math>
</file>

<file path=Object 59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6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60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7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8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9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